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5.375cm"/>
    </style:style>
    <style:style style:name="co4" style:family="table-column">
      <style:table-column-properties fo:break-before="auto" style:column-width="6.563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4.119cm"/>
    </style:style>
    <style:style style:name="co7" style:family="table-column">
      <style:table-column-properties fo:break-before="auto" style:column-width="3.849cm"/>
    </style:style>
    <style:style style:name="co8" style:family="table-column">
      <style:table-column-properties fo:break-before="auto" style:column-width="3.745cm"/>
    </style:style>
    <style:style style:name="co9" style:family="table-column">
      <style:table-column-properties fo:break-before="auto" style:column-width="8.061cm"/>
    </style:style>
    <style:style style:name="co10" style:family="table-column">
      <style:table-column-properties fo:break-before="auto" style:column-width="3.268cm"/>
    </style:style>
    <style:style style:name="co11" style:family="table-column">
      <style:table-column-properties fo:break-before="auto" style:column-width="7.989cm"/>
    </style:style>
    <style:style style:name="co12" style:family="table-column">
      <style:table-column-properties fo:break-before="auto" style:column-width="1.187cm"/>
    </style:style>
    <style:style style:name="co13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054cm" fo:break-before="auto" style:use-optimal-row-height="false"/>
    </style:style>
    <style:style style:name="ro3" style:family="table-row">
      <style:table-row-properties style:row-height="1.67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4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7d1d5"/>
    </style:style>
    <style:style style:name="ce20" style:family="table-cell" style:parent-style-name="Default">
      <style:table-cell-properties fo:background-color="#ffdbb6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transparent" fo:border="0.74pt solid #000000"/>
    </style:style>
    <style:style style:name="ce23" style:family="table-cell" style:parent-style-name="Default" style:data-style-name="N61">
      <style:table-cell-properties fo:border="0.74pt solid #000000"/>
    </style:style>
    <style:style style:name="ce27" style:family="table-cell" style:parent-style-name="Default">
      <style:table-cell-properties fo:background-color="#ffff00" fo:border="0.74pt solid #000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d7d7" fo:border="0.74pt solid #000000"/>
    </style:style>
    <style:style style:name="ce30" style:family="table-cell" style:parent-style-name="Default">
      <style:table-cell-properties style:glyph-orientation-vertical="auto" fo:background-color="#ffd7d7" fo:border="0.74pt solid #000000" style:direction="ttb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7" style:family="table-cell" style:parent-style-name="Default" style:data-style-name="N61"/>
    <style:style style:name="ce33" style:family="table-cell" style:parent-style-name="Default">
      <style:table-cell-properties fo:background-color="#f7d1d5"/>
    </style:style>
    <style:style style:name="ce34" style:family="table-cell" style:parent-style-name="Default">
      <style:table-cell-properties fo:background-color="#ffdbb6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transparent" fo:border="0.74pt solid #000000"/>
    </style:style>
    <style:style style:name="ce37" style:family="table-cell" style:parent-style-name="Default" style:data-style-name="N61">
      <style:table-cell-properties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d7d7" fo:border="0.74pt solid #000000"/>
    </style:style>
    <style:style style:name="ce44" style:family="table-cell" style:parent-style-name="Default">
      <style:table-cell-properties style:glyph-orientation-vertical="auto" fo:background-color="#ffd7d7" fo:border="0.74pt solid #000000" style:direction="ttb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 style:data-style-name="N112"/>
    <style:style style:name="ce68" style:family="table-cell" style:parent-style-name="Default" style:data-style-name="N112">
      <style:table-cell-properties fo:background-color="#e8a202" fo:border="0.74pt solid #000000"/>
    </style:style>
    <style:style style:name="ce69" style:family="table-cell" style:parent-style-name="Default">
      <style:table-cell-properties fo:background-color="#dee6ef" fo:border="0.74pt solid #000000"/>
    </style:style>
    <style:style style:name="ce70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4000"/>
      <style:text-properties fo:color="#000000"/>
    </style:style>
    <style:style style:name="ce71" style:family="table-cell" style:parent-style-name="Default">
      <style:table-cell-properties fo:background-color="#cccccc" fo:border="0.74pt solid #000000"/>
    </style:style>
    <style:style style:name="ce72" style:family="table-cell" style:parent-style-name="Default">
      <style:table-cell-properties fo:background-color="#b2b2b2" fo:border="0.74pt solid #000000"/>
    </style:style>
    <style:style style:name="ce73" style:family="table-cell" style:parent-style-name="Default" style:data-style-name="N33"/>
    <style:style style:name="ce39" style:family="table-cell" style:parent-style-name="Default" style:data-style-name="N33">
      <style:table-cell-properties fo:background-color="#ffffff"/>
    </style:style>
    <style:style style:name="ce40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ackground-color="#b2b2b2"/>
    </style:style>
    <style:style style:name="ce74" style:family="table-cell" style:parent-style-name="Default" style:data-style-name="N112">
      <style:table-cell-properties fo:border="0.74pt solid #000000"/>
    </style:style>
    <style:style style:name="ce75" style:family="table-cell" style:parent-style-name="Default" style:data-style-name="N114">
      <style:table-cell-properties fo:border="0.74pt solid #000000"/>
    </style:style>
    <style:style style:name="ce24" style:family="table-cell" style:parent-style-name="Default" style:data-style-name="N112">
      <style:table-cell-properties fo:background-color="#666666" fo:border="0.74pt solid #000000"/>
    </style:style>
    <style:style style:name="ce25" style:family="table-cell" style:parent-style-name="Default" style:data-style-name="N114">
      <style:table-cell-properties fo:background-color="#666666" fo:border="0.74pt solid #000000"/>
    </style:style>
    <style:style style:name="ce26" style:family="table-cell" style:parent-style-name="Default">
      <style:table-cell-properties fo:background-color="#666666" fo:border="0.74pt solid #000000"/>
    </style:style>
    <style:style style:name="ce76" style:family="table-cell" style:parent-style-name="Default" style:data-style-name="N112">
      <style:table-cell-properties fo:background-color="#808080" fo:border="0.74pt solid #000000"/>
    </style:style>
    <style:style style:name="ce77" style:family="table-cell" style:parent-style-name="Default" style:data-style-name="N114">
      <style:table-cell-properties fo:background-color="#808080" fo:border="0.74pt solid #000000"/>
    </style:style>
    <style:style style:name="ce78" style:family="table-cell" style:parent-style-name="Default">
      <style:table-cell-properties fo:background-color="#808080" fo:border="0.74pt solid #000000"/>
    </style:style>
    <style:style style:name="ce52" style:family="table-cell" style:parent-style-name="Default" style:data-style-name="N112">
      <style:table-cell-properties fo:background-color="#b2b2b2" fo:border="0.74pt solid #000000"/>
    </style:style>
    <style:style style:name="ce53" style:family="table-cell" style:parent-style-name="Default" style:data-style-name="N114">
      <style:table-cell-properties fo:background-color="#b2b2b2" fo:border="0.74pt solid #000000"/>
    </style:style>
    <style:style style:name="ce79" style:family="table-cell" style:parent-style-name="Default" style:data-style-name="N112">
      <style:table-cell-properties fo:background-color="transparent" fo:border="0.74pt solid #000000"/>
    </style:style>
    <style:style style:name="ce80" style:family="table-cell" style:parent-style-name="Default" style:data-style-name="N114">
      <style:table-cell-properties fo:background-color="transparent" fo:border="0.74pt solid #000000"/>
    </style:style>
    <style:style style:name="gr1" style:family="graphic" style:parent-style-name="Default">
      <style:graphic-properties draw:stroke="solid" draw:stroke-dash="Double_20_Dash_20__28_Rounded_29_" svg:stroke-linecap="round" draw:fill-color="#ffffd7" draw:textarea-horizontal-align="justify" draw:textarea-vertical-align="middle" draw:auto-grow-height="false" fo:min-height="4.595cm" fo:min-width="3.828cm" style:writing-mode="lr-tb" loext:decorative="false"/>
      <style:paragraph-properties fo:text-align="center"/>
    </style:style>
    <style:style style:name="gr2" style:family="graphic">
      <style:graphic-properties style:writing-mode="lr-tb" loext:decorative="false"/>
      <style:paragraph-properties style:writing-mode="lr-tb"/>
    </style:style>
    <style:style style:name="gr3" style:family="graphic" style:parent-style-name="Default">
      <style:graphic-properties draw:textarea-horizontal-align="justify" draw:textarea-vertical-align="middle" draw:auto-grow-height="false" fo:min-height="1.052cm" fo:min-width="1.91cm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351cm" fo:min-width="0.964cm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5.23cm" fo:min-width="2.699cm" style:writing-mode="lr-tb" loext:decorative="false"/>
      <style:paragraph-properties fo:text-align="center"/>
    </style:style>
    <style:style style:name="gr6" style:family="graphic" style:parent-style-name="Default">
      <style:graphic-properties draw:textarea-horizontal-align="justify" draw:textarea-vertical-align="middle" draw:auto-grow-height="false" fo:min-height="0.439cm" fo:min-width="2.118cm" loext:decorative="false"/>
      <style:paragraph-properties fo:text-align="center"/>
    </style:style>
    <style:style style:name="gr7" style:family="graphic" style:parent-style-name="Default">
      <style:graphic-properties draw:textarea-vertical-align="middle" draw:auto-grow-height="false" fo:min-height="2.737cm" fo:min-width="2.149cm" loext:decorative="false"/>
      <style:paragraph-properties fo:text-align="center"/>
    </style:style>
    <style:style style:name="gr8" style:family="graphic" style:parent-style-name="Default">
      <style:graphic-properties draw:textarea-horizontal-align="justify" draw:textarea-vertical-align="middle" draw:auto-grow-height="false" fo:min-height="2.69cm" fo:min-width="3.636cm" style:writing-mode="lr-tb" loext:decorative="false"/>
      <style:paragraph-properties fo:text-align="center"/>
    </style:style>
    <style:style style:name="gr9" style:family="graphic" style:parent-style-name="Default">
      <style:graphic-properties draw:textarea-horizontal-align="justify" draw:textarea-vertical-align="middle" draw:auto-grow-height="false" fo:min-height="2.289cm" fo:min-width="6.935cm" fo:wrap-option="no-wrap" style:writing-mode="lr-tb" loext:decorative="false"/>
      <style:paragraph-properties fo:text-align="center"/>
    </style:style>
    <style:style style:name="gr10" style:family="graphic" style:parent-style-name="Default">
      <style:graphic-properties draw:textarea-horizontal-align="justify" draw:textarea-vertical-align="middle" draw:auto-grow-height="false" fo:min-height="5.193cm" fo:min-width="9.942cm" loext:decorative="false"/>
      <style:paragraph-properties fo:text-align="center"/>
    </style:style>
    <style:style style:name="gr11" style:family="graphic" style:parent-style-name="Default">
      <style:graphic-properties draw:stroke="solid" draw:stroke-dash="Double_20_Dash_20__28_Rounded_29_" svg:stroke-linecap="round" draw:fill-color="#ffffd7" draw:textarea-horizontal-align="justify" draw:textarea-vertical-align="middle" draw:auto-grow-height="false" fo:min-height="6.402cm" fo:min-width="8.675cm" style:writing-mode="lr-tb" loext:decorative="false"/>
      <style:paragraph-properties fo:text-align="center"/>
    </style:style>
    <style:style style:name="gr12" style:family="graphic" style:parent-style-name="Default">
      <style:graphic-properties draw:stroke="solid" draw:stroke-dash="Double_20_Dash_20__28_Rounded_29_" svg:stroke-linecap="round" draw:fill-color="#ffffd7" draw:textarea-horizontal-align="justify" draw:textarea-vertical-align="middle" draw:auto-grow-height="false" fo:min-height="11.102cm" fo:min-width="10.683cm" style:writing-mode="lr-tb" loext:decorative="false"/>
      <style:paragraph-properties fo:text-align="center"/>
    </style:style>
    <style:style style:name="gr13" style:family="graphic" style:parent-style-name="Default">
      <style:graphic-properties draw:textarea-horizontal-align="justify" draw:textarea-vertical-align="middle" draw:auto-grow-height="false" fo:min-height="2.686cm" fo:min-width="2.615cm" style:writing-mode="lr-tb" loext:decorative="false"/>
      <style:paragraph-properties fo:text-align="center"/>
    </style:style>
    <style:style style:name="gr14" style:family="graphic" style:parent-style-name="Default">
      <style:graphic-properties draw:textarea-horizontal-align="justify" draw:textarea-vertical-align="middle" draw:auto-grow-height="false" fo:min-height="1.621cm" fo:min-width="6.635cm" style:writing-mode="lr-tb" loext:decorative="false"/>
      <style:paragraph-properties fo:text-align="center"/>
    </style:style>
    <style:style style:name="gr15" style:family="graphic" style:parent-style-name="Default">
      <style:graphic-properties draw:textarea-horizontal-align="justify" draw:textarea-vertical-align="middle" draw:auto-grow-height="false" fo:min-height="1.09cm" fo:min-width="2.586cm" style:writing-mode="lr-tb" loext:decorative="false"/>
      <style:paragraph-properties fo:text-align="center"/>
    </style:style>
    <style:style style:name="gr16" style:family="graphic" style:parent-style-name="Default">
      <style:graphic-properties draw:textarea-horizontal-align="justify" draw:textarea-vertical-align="middle" draw:auto-grow-height="false" fo:min-height="0.826cm" fo:min-width="6.69cm" style:writing-mode="lr-tb" loext:decorative="false"/>
      <style:paragraph-properties fo:text-align="center"/>
    </style:style>
    <style:style style:name="gr17" style:family="graphic" style:parent-style-name="Default">
      <style:graphic-properties draw:textarea-horizontal-align="justify" draw:textarea-vertical-align="middle" draw:auto-grow-height="false" fo:min-height="0.93cm" fo:min-width="1.046cm" style:writing-mode="lr-tb" loext:decorative="false"/>
      <style:paragraph-properties fo:text-align="center"/>
    </style:style>
    <style:style style:name="gr18" style:family="graphic" style:parent-style-name="Default">
      <style:graphic-properties draw:textarea-horizontal-align="justify" draw:textarea-vertical-align="middle" draw:auto-grow-height="false" fo:min-height="1.433cm" fo:min-width="6.635cm" style:writing-mode="lr-tb" loext:decorative="false"/>
      <style:paragraph-properties fo:text-align="center"/>
    </style:style>
    <style:style style:name="gr19" style:family="graphic" style:parent-style-name="Default">
      <style:graphic-properties draw:textarea-horizontal-align="justify" draw:textarea-vertical-align="middle" draw:auto-grow-height="false" fo:min-height="1.409cm" fo:min-width="6.635cm" style:writing-mode="lr-tb" loext:decorative="false"/>
      <style:paragraph-properties fo:text-align="center"/>
    </style:style>
    <style:style style:name="gr20" style:family="graphic" style:parent-style-name="Default">
      <style:graphic-properties draw:textarea-horizontal-align="justify" draw:textarea-vertical-align="middle" draw:auto-grow-height="false" fo:min-height="1.516cm" fo:min-width="6.635cm" style:writing-mode="lr-tb" loext:decorative="false"/>
      <style:paragraph-properties fo:text-align="center"/>
    </style:style>
    <style:style style:name="gr21" style:family="graphic" style:parent-style-name="Default">
      <style:graphic-properties draw:stroke="solid" draw:stroke-dash="Double_20_Dash_20__28_Rounded_29_" svg:stroke-linecap="round" draw:fill-color="#ffffd7" draw:textarea-horizontal-align="justify" draw:textarea-vertical-align="middle" draw:auto-grow-height="false" fo:min-height="6.402cm" fo:min-width="4.598cm" style:writing-mode="lr-tb" loext:decorative="false"/>
      <style:paragraph-properties fo:text-align="center"/>
    </style:style>
    <style:style style:name="gr22" style:family="graphic" style:parent-style-name="Default">
      <style:graphic-properties draw:textarea-horizontal-align="justify" draw:textarea-vertical-align="middle" draw:auto-grow-height="false" fo:min-height="1.648cm" fo:min-width="1.735cm" style:writing-mode="lr-tb" loext:decorative="false"/>
      <style:paragraph-properties fo:text-align="center"/>
    </style:style>
    <style:style style:name="gr23" style:family="graphic" style:parent-style-name="Default">
      <style:graphic-properties draw:textarea-horizontal-align="justify" draw:textarea-vertical-align="middle" draw:auto-grow-height="false" fo:min-height="1.568cm" fo:min-width="1.735cm" style:writing-mode="lr-tb" loext:decorative="false"/>
      <style:paragraph-properties fo:text-align="center"/>
    </style:style>
    <style:style style:name="gr24" style:family="graphic" style:parent-style-name="Default">
      <style:graphic-properties draw:stroke="solid" draw:stroke-dash="Double_20_Dash_20__28_Rounded_29_" svg:stroke-linecap="round" draw:fill-color="#ffffd7" draw:textarea-horizontal-align="justify" draw:textarea-vertical-align="middle" draw:auto-grow-height="false" fo:min-height="13.971cm" fo:min-width="10.49cm" style:writing-mode="lr-tb" loext:decorative="false"/>
      <style:paragraph-properties fo:text-align="center"/>
    </style:style>
    <style:style style:name="gr25" style:family="graphic" style:parent-style-name="Default">
      <style:graphic-properties draw:stroke="solid" draw:stroke-dash="Double_20_Dash_20__28_Rounded_29_" svg:stroke-linecap="round" draw:fill-color="#ffffd7" draw:textarea-horizontal-align="justify" draw:textarea-vertical-align="middle" draw:auto-grow-height="false" fo:min-height="6.987cm" fo:min-width="10.49cm" style:writing-mode="lr-tb" loext:decorative="false"/>
      <style:paragraph-properties fo:text-align="center"/>
    </style:style>
    <style:style style:name="gr26" style:family="graphic" style:parent-style-name="Default">
      <style:graphic-properties draw:textarea-horizontal-align="justify" draw:textarea-vertical-align="middle" draw:auto-grow-height="false" fo:min-height="4.402cm" fo:min-width="3.241cm" loext:decorative="false"/>
      <style:paragraph-properties fo:text-align="center"/>
    </style:style>
    <style:style style:name="gr27" style:family="graphic" style:parent-style-name="Default">
      <style:graphic-properties draw:textarea-horizontal-align="justify" draw:textarea-vertical-align="middle" draw:auto-grow-height="false" fo:min-height="9.07cm" fo:min-width="12.454cm" loext:decorative="false"/>
      <style:paragraph-properties fo:text-align="center"/>
    </style:style>
    <style:style style:name="gr28" style:family="graphic" style:parent-style-name="Default">
      <style:graphic-properties draw:textarea-horizontal-align="justify" draw:textarea-vertical-align="middle" draw:auto-grow-height="false" fo:min-height="4.441cm" fo:min-width="3.496cm" loext:decorative="false"/>
      <style:paragraph-properties fo:text-align="center"/>
    </style:style>
    <style:style style:name="gr29" style:family="graphic" style:parent-style-name="Default">
      <style:graphic-properties draw:textarea-horizontal-align="justify" draw:textarea-vertical-align="middle" draw:auto-grow-height="false" fo:min-height="4.707cm" fo:min-width="3.641cm" loext:decorative="false"/>
      <style:paragraph-properties fo:text-align="center"/>
    </style:style>
    <style:style style:name="gr30" style:family="graphic" style:parent-style-name="Default">
      <style:graphic-properties draw:textarea-horizontal-align="justify" draw:textarea-vertical-align="middle" draw:auto-grow-height="false" fo:min-height="4.515cm" fo:min-width="3.277cm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T1" style:family="text">
      <style:text-properties style:font-name="Liberation Sans" fo:font-size="12pt" style:font-name-asian="Liberation Sans" style:font-name-complex="Liberation Sans"/>
    </style:style>
    <style:style style:name="T2" style:family="text">
      <style:text-properties fo:font-size="12pt"/>
    </style:style>
    <style:style style:name="T3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1" draw:style-name="gr1" draw:text-style-name="P2" svg:width="3.828cm" svg:height="4.595cm" svg:x="4.405cm" svg:y="1.939cm">
            <text:p text:style-name="P1">LOGIN<text:line-break/><text:line-break/>ID:　　　<text:line-break/>PASS:　　<text:line-break/><text:line-break/>新規会員登録</text:p>
            <draw:enhanced-geometry svg:viewBox="0 0 21600 21600" draw:type="rectangle" draw:enhanced-path="M 0 0 L 21600 0 21600 21600 0 21600 0 0 Z N"/>
          </draw:custom-shape>
          <draw:g draw:z-index="3" draw:style-name="gr2">
            <draw:custom-shape draw:name="シェイプ 4" draw:style-name="gr3" draw:text-style-name="P1" svg:width="1.91cm" svg:height="1.052cm" svg:x="16.465cm" svg:y="3.443cm">
              <text:p/>
              <draw:enhanced-geometry svg:viewBox="0 0 21600 21600" draw:type="rectangle" draw:enhanced-path="M 0 0 L 21600 0 21600 21600 0 21600 0 0 Z N"/>
            </draw:custom-shape>
            <draw:custom-shape draw:name="シェイプ 5" draw:style-name="gr4" draw:text-style-name="P1" svg:width="1.928cm" svg:height="1.053cm" draw:transform="rotate (-3.1394982584874) translate (18.393cm 4.47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996.0945529291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z-index="6" draw:name="シェイプ 7" draw:style-name="gr5" draw:text-style-name="P3" svg:width="2.699cm" svg:height="5.23cm" svg:x="4.624cm" svg:y="14.08cm">
            <text:p text:style-name="P1">カレンダー</text:p>
            <draw:enhanced-geometry svg:viewBox="0 0 21600 21600" draw:type="rectangle" draw:enhanced-path="M 0 0 L 21600 0 21600 21600 0 21600 0 0 Z N"/>
          </draw:custom-shape>
          <draw:custom-shape draw:z-index="19" draw:name="シェイプ 20" draw:style-name="gr6" draw:text-style-name="P1" svg:width="2.644cm" svg:height="0.877cm" svg:x="15.199cm" svg:y="12.6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3" draw:name="シェイプ 24" draw:style-name="gr7" draw:text-style-name="P1" svg:width="2.148cm" svg:height="2.736cm" draw:transform="rotate (2.28865024814016) translate (4.191cm 23.183cm)">
            <text:p/>
            <draw:enhanced-geometry svg:viewBox="0 0 21600 21600" draw:text-areas="0 0 21600 21600" draw:type="circular-arrow" draw:modifiers="136.929380318622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27" draw:name="シェイプ 28" draw:style-name="gr8" draw:text-style-name="P3" svg:width="3.635cm" svg:height="4.302cm" svg:x="29.268cm" svg:y="10.757cm">
            <text:p text:style-name="P1">プロフィール</text:p>
            <text:p text:style-name="P1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5" draw:name="シェイプ 36" draw:style-name="gr9" draw:text-style-name="P3" svg:width="7.489cm" svg:height="2.471cm" svg:x="21.091cm" svg:y="33.919cm">
            <text:p text:style-name="P1"><text:span text:style-name="T1">＋ボタン</text:span></text:p>
            <text:p text:style-name="P1"><text:span text:style-name="T1">それぞれのレコードに削除と編集がある</text:span></text:p>
            <text:p text:style-name="P1"><text:span text:style-name="T2"/></text:p>
            <draw:enhanced-geometry svg:viewBox="0 0 21600 21600" draw:text-areas="800 800 20800 20800" draw:type="round-rectangular-callout" draw:modifiers="-3330.84112149533 -6719.41747572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8" draw:name="シェイプ 39" draw:style-name="gr10" draw:text-style-name="P1" svg:width="9.942cm" svg:height="5.193cm" svg:x="38.163cm" svg:y="14.075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6"/>
          <table:table-cell office:value-type="string" calcext:value-type="string">
            <text:p>仮登録テーブル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ユーザーテーブル</text:p>
          </table:table-cell>
        </table:table-row>
        <table:table-row table:style-name="ro1">
          <table:table-cell table:number-columns-repeated="4"/>
          <table:table-cell>
            <draw:custom-shape draw:z-index="1" draw:name="シェイプ 2" draw:style-name="gr1" draw:text-style-name="P2" svg:width="3.828cm" svg:height="4.595cm" svg:x="2.038cm" svg:y="0.081cm">
              <text:p text:style-name="P1">会員登録画面<text:line-break/><text:line-break/>ID:　　　<text:line-break/>PASS:　　<text:line-break/>PASS再：<text:line-break/>MAIL　　<text:line-break/>送信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draw:z-index="2" draw:name="シェイプ 3" draw:style-name="gr1" draw:text-style-name="P2" svg:width="3.828cm" svg:height="4.595cm" svg:x="0.853cm" svg:y="0.16cm">
              <text:p text:style-name="P1">登録完了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 office:value-type="string" calcext:value-type="string">
            <text:p>プロフィールテーブル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詳細プロフィールテーブル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カレンダーテーブル</text:p>
          </table:table-cell>
        </table:table-row>
        <table:table-row table:style-name="ro1">
          <table:table-cell table:number-columns-repeated="10"/>
          <table:table-cell>
            <draw:g draw:z-index="4" draw:style-name="gr2">
              <draw:custom-shape draw:name="シェイプ 4" draw:style-name="gr3" draw:text-style-name="P1" svg:width="1.91cm" svg:height="1.052cm" svg:x="0.55cm" svg:y="0.256cm">
                <text:p/>
                <draw:enhanced-geometry svg:viewBox="0 0 21600 21600" draw:type="rectangle" draw:enhanced-path="M 0 0 L 21600 0 21600 21600 0 21600 0 0 Z N"/>
              </draw:custom-shape>
              <draw:custom-shape draw:name="シェイプ 5" draw:style-name="gr4" draw:text-style-name="P1" svg:width="1.928cm" svg:height="1.053cm" draw:transform="rotate (-3.1394982584874) translate (2.478cm 1.291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996.0945529291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5"/>
          <table:table-cell office:value-type="string" calcext:value-type="string">
            <text:p>イベントテーブル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フォローテーブル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6"/>
          <table:table-cell office:value-type="string" calcext:value-type="string">
            <text:p>シナリオテーブル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キャラクターテーブル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陣テーブル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セッションテーブル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6"/>
          <table:table-cell office:value-type="string" calcext:value-type="string">
            <text:p>つぶやきテーブル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HOME画面</text:p>
          </table:table-cell>
          <table:table-cell table:number-columns-repeated="14"/>
        </table:table-row>
        <table:table-row table:style-name="ro1">
          <table:table-cell table:number-columns-repeated="7"/>
          <table:table-cell>
            <draw:custom-shape draw:z-index="18" draw:name="シェイプ 15" draw:style-name="gr11" draw:text-style-name="P2" svg:width="8.675cm" svg:height="6.402cm" svg:x="2.175cm" svg:y="0.345cm">
              <text:p text:style-name="P1">プロフィール編集画面</text:p>
              <text:p text:style-name="P1"/>
              <text:p text:style-name="P1">現在のアイコン　指定するアイコン<text:line-break/>現在の名前　変更後の名前</text:p>
              <text:p text:style-name="P1">現在のプロフィール　変更後のプロフィール</text:p>
              <text:p text:style-name="P1">戻る　決定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draw:z-index="5" draw:name="シェイプ 6" draw:style-name="gr12" draw:text-style-name="P2" svg:width="10.683cm" svg:height="11.102cm" svg:x="2.093cm" svg:y="0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5"/>
        </table:table-row>
        <table:table-row table:style-name="ro1">
          <table:table-cell table:number-columns-repeated="2"/>
          <table:table-cell>
            <draw:custom-shape draw:z-index="8" draw:name="シェイプ 9" draw:style-name="gr13" draw:text-style-name="P3" svg:width="2.615cm" svg:height="2.686cm" svg:x="0.165cm" svg:y="0.104cm">
              <text:p text:style-name="P1">アイコン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9" draw:name="シェイプ 10" draw:style-name="gr14" draw:text-style-name="P3" svg:width="6.635cm" svg:height="1.621cm" svg:x="0.937cm" svg:y="0.133cm">
              <text:p text:style-name="P1">プロフィール文字列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6"/>
          <table:table-cell>
            <draw:custom-shape draw:z-index="40" draw:name="シェイプ 41" draw:style-name="gr15" draw:text-style-name="P3" svg:width="2.586cm" svg:height="1.09cm" svg:x="1.894cm" svg:y="0.152cm">
              <text:p text:style-name="P1">日付</text:p>
              <draw:enhanced-geometry svg:viewBox="0 0 21600 21600" draw:type="rectangle" draw:enhanced-path="M 0 0 L 21600 0 21600 21600 0 21600 0 0 Z N"/>
            </draw:custom-shape>
          </table:table-cell>
        </table:table-row>
        <table:table-row table:style-name="ro1">
          <table:table-cell table:number-columns-repeated="11"/>
          <table:table-cell>
            <draw:custom-shape draw:z-index="28" draw:name="シェイプ 29" draw:style-name="gr6" draw:text-style-name="P1" svg:width="2.644cm" svg:height="0.877cm" svg:x="1.871cm" svg:y="0.214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custom-shape draw:z-index="7" draw:name="シェイプ 8" draw:style-name="gr16" draw:text-style-name="P3" svg:width="6.69cm" svg:height="0.826cm" svg:x="0.91cm" svg:y="0.184cm">
              <text:p text:style-name="P1">詳細プロフィール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5" draw:name="シェイプ 17" draw:style-name="gr17" draw:text-style-name="P3" svg:width="1.046cm" svg:height="0.93cm" svg:x="0cm" svg:y="0.132cm">
              <text:p text:style-name="P1">⚙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>
            <draw:custom-shape draw:z-index="16" draw:name="シェイプ 18" draw:style-name="gr18" draw:text-style-name="P3" svg:width="6.635cm" svg:height="1.433cm" svg:x="1.048cm" svg:y="0.214cm">
              <text:p text:style-name="P1">募集中イベント一覧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>
            <draw:custom-shape draw:z-index="17" draw:name="シェイプ 19" draw:style-name="gr19" draw:text-style-name="P3" svg:width="6.635cm" svg:height="1.409cm" svg:x="1.048cm" svg:y="0.133cm">
              <text:p text:style-name="P1">他ユーザーのイベント通知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>
            <draw:custom-shape draw:z-index="14" draw:name="シェイプ 16" draw:style-name="gr20" draw:text-style-name="P3" svg:width="6.635cm" svg:height="1.516cm" svg:x="1.048cm" svg:y="0.027cm">
              <text:p text:style-name="P1">ひとこと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draw:z-index="24" draw:name="シェイプ 25" draw:style-name="gr21" draw:text-style-name="P2" svg:width="4.598cm" svg:height="6.402cm" svg:x="0cm" svg:y="-0.001cm">
              <text:p text:style-name="P1">ポップアップ</text:p>
              <text:p text:style-name="P1">投稿<text:line-break/><text:line-break/>テキストエリア<text:line-break/>（140字まで）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>
            <draw:custom-shape draw:z-index="29" draw:name="シェイプ 30" draw:style-name="gr8" draw:text-style-name="P3" svg:width="3.635cm" svg:height="4.302cm" svg:x="0.744cm" svg:y="0.024cm">
              <text:p text:style-name="P1">つぶやき</text:p>
              <text:p text:style-name="P1"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number-columns-repeated="2"/>
          <table:table-cell office:value-type="string" calcext:value-type="string">
            <text:p>30日間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または100件まで表示</text:p>
          </table:table-cell>
          <table:table-cell table:number-columns-repeated="2"/>
        </table:table-row>
        <table:table-row table:style-name="ro1">
          <table:table-cell table:number-columns-repeated="2"/>
          <table:table-cell>
            <draw:custom-shape draw:z-index="11" draw:name="シェイプ 12" draw:style-name="gr22" draw:text-style-name="P3" svg:width="1.735cm" svg:height="1.648cm" svg:x="2.037cm" svg:y="0.133cm">
              <text:p text:style-name="P1">🔍</text:p>
              <draw:enhanced-geometry svg:viewBox="0 0 21600 21600" draw:type="rectangle" draw:enhanced-path="M 0 0 L 21600 0 21600 21600 0 21600 0 0 Z N"/>
            </draw:custom-shape>
            <draw:custom-shape draw:z-index="31" draw:name="シェイプ 32" draw:style-name="gr23" draw:text-style-name="P3" svg:width="1.735cm" svg:height="1.568cm" svg:x="0.056cm" svg:y="0.159cm">
              <text:p text:style-name="P1">🚪✋</text:p>
              <text:p text:style-name="P1"><text:span text:style-name="T3">LOGOUT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12" draw:name="シェイプ 14" draw:style-name="gr22" draw:text-style-name="P3" svg:width="1.735cm" svg:height="1.648cm" svg:x="1.818cm" svg:y="0.107cm">
              <text:p text:style-name="P1">📒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13" draw:name="シェイプ 13" draw:style-name="gr22" draw:text-style-name="P3" svg:width="1.735cm" svg:height="1.648cm" svg:x="1.623cm" svg:y="0.105cm">
              <text:p text:style-name="P1">💭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10" draw:name="シェイプ 11" draw:style-name="gr23" draw:text-style-name="P3" svg:width="1.735cm" svg:height="1.568cm" svg:x="1.35cm" svg:y="0.106cm">
              <text:p text:style-name="P1">🏠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>
          <table:table-cell table:number-columns-repeated="6"/>
          <table:table-cell>
            <draw:custom-shape draw:z-index="20" draw:name="シェイプ 21" draw:style-name="gr6" draw:text-style-name="P1" svg:width="2.644cm" svg:height="0.877cm" svg:x="1.79cm" svg:y="0.347cm">
              <text:p/>
  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number-columns-repeated="3"/>
          <table:table-cell>
            <draw:custom-shape draw:z-index="30" draw:name="シェイプ 31" draw:style-name="gr6" draw:text-style-name="P1" svg:width="2.644cm" svg:height="0.877cm" svg:x="0.276cm" svg:y="0.185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>
            <draw:custom-shape draw:z-index="22" draw:name="シェイプ 23" draw:style-name="gr6" draw:text-style-name="P1" svg:width="2.644cm" svg:height="0.877cm" draw:transform="rotate (-0.995710338262765) translate (0.116cm 0.363cm)">
              <text:p/>
  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number-columns-repeated="11"/>
        </table:table-row>
        <table:table-row table:style-name="ro1">
          <table:table-cell table:number-columns-repeated="3"/>
          <table:table-cell>
            <draw:custom-shape draw:z-index="21" draw:name="シェイプ 22" draw:style-name="gr6" draw:text-style-name="P1" svg:width="2.644cm" svg:height="0.877cm" draw:transform="rotate (-1.54880517821977) translate (1.731cm 0.01cm)">
              <text:p/>
  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>
            <draw:custom-shape draw:z-index="25" draw:name="シェイプ 26" draw:style-name="gr21" draw:text-style-name="P2" svg:width="4.598cm" svg:height="6.402cm" svg:x="0.825cm" svg:y="0.424cm">
              <text:p text:style-name="P1">イベント検索画面</text:p>
              <text:p text:style-name="P1"/>
              <text:p text:style-name="P1">主催者名</text:p>
              <text:p text:style-name="P1">シナリオ名</text:p>
              <text:p text:style-name="P1">日付</text:p>
              <text:p text:style-name="P1">（チェックボックス<text:line-break/>フォロワー内検索）</text:p>
              <text:p text:style-name="P1"/>
              <text:p text:style-name="P1">検索結果</text:p>
              <text:p text:style-name="P1">ページャーあり。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4"/>
        </table:table-row>
        <table:table-row table:style-name="ro1">
          <table:table-cell table:number-columns-repeated="5"/>
          <table:table-cell>
            <draw:custom-shape draw:z-index="26" draw:name="シェイプ 27" draw:style-name="gr21" draw:text-style-name="P2" svg:width="4.598cm" svg:height="6.402cm" svg:x="0cm" svg:y="-0.001cm">
              <text:p text:style-name="P1">履歴編集画面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8"/>
          <table:table-cell>
            <draw:custom-shape draw:z-index="34" draw:name="シェイプ 35" draw:style-name="gr21" draw:text-style-name="P2" svg:width="4.598cm" svg:height="6.402cm" svg:x="0cm" svg:y="0cm">
              <text:p><text:span text:style-name="T1">GM</text:span><text:span text:style-name="T1">・</text:span><text:span text:style-name="T1">KP</text:span><text:span text:style-name="T1"><text:line-break/></text:span><text:span text:style-name="T1"/></text:p>
              <text:p><text:span text:style-name="T1">PL</text:span><text:span text:style-name="T1"><text:line-break/></text:span><text:span text:style-name="T1"/></text:p>
              <text:p><text:span text:style-name="T1">キャラクターたち</text:span></text:p>
              <text:p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テーブル項目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日付</text:p>
          </table:table-cell>
          <table:table-cell office:value-type="string" calcext:value-type="string">
            <text:p>イベント名</text:p>
          </table:table-cell>
          <table:table-cell office:value-type="string" calcext:value-type="string">
            <text:p>ゲームシステム</text:p>
          </table:table-cell>
          <table:table-cell office:value-type="string" calcext:value-type="string">
            <text:p>シナリオ</text:p>
          </table:table-cell>
          <table:table-cell office:value-type="string" calcext:value-type="string">
            <text:p>ステータス（終了、募集中、開催待ち、開催中、中止）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>
            <draw:custom-shape draw:z-index="39" draw:name="シェイプ 40" draw:style-name="gr10" draw:text-style-name="P1" svg:width="9.942cm" svg:height="5.193cm" svg:x="0.001cm" svg:y="0.00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</table:table-row>
        <table:table-row table:style-name="ro1">
          <table:table-cell table:number-columns-repeated="2"/>
          <table:table-cell>
            <draw:custom-shape draw:z-index="32" draw:name="シェイプ 33" draw:style-name="gr21" draw:text-style-name="P2" svg:width="4.598cm" svg:height="6.402cm" svg:x="0cm" svg:y="0cm">
              <text:p text:style-name="P1">検索結果項目</text:p>
              <text:p text:style-name="P1">日付</text:p>
              <text:p text:style-name="P1">主催者</text:p>
              <text:p text:style-name="P1">シナリオ名</text:p>
              <text:p text:style-name="P1">フォロワーかどうか</text:p>
              <text:p text:style-name="P1">イベントタイトル</text:p>
              <text:p text:style-name="P1">募集締切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 office:value-type="string" calcext:value-type="string">
            <text:p>GM・KP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L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キャラクターたち</text:p>
          </table:table-cell>
          <table:table-cell table:number-columns-repeated="11"/>
        </table:table-row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2"/>
          <table:table-cell>
            <draw:custom-shape draw:z-index="33" draw:name="シェイプ 34" draw:style-name="gr24" draw:text-style-name="P2" svg:width="10.49cm" svg:height="13.971cm" svg:x="0cm" svg:y="0cm">
              <text:p text:style-name="P1">イベントページ</text:p>
              <text:p text:style-name="P1"/>
              <text:p text:style-name="P1">イベント日時</text:p>
              <text:p text:style-name="P1">イベントタイトル</text:p>
              <text:p text:style-name="P1">主催者</text:p>
              <text:p text:style-name="P1">シナリオ</text:p>
              <text:p text:style-name="P1"/>
              <text:p text:style-name="P1">詳細</text:p>
              <text:p text:style-name="P1"/>
              <text:p text:style-name="P1">募集人数</text:p>
              <text:p text:style-name="P1">募集ステータス</text:p>
              <text:p text:style-name="P1">参加希望者</text:p>
              <text:p text:style-name="P1"/>
              <text:p text:style-name="P1">（もし、募集定員でなければ）<text:line-break/>参加希望ボタンが押せる</text:p>
              <text:p text:style-name="P1"><text:line-break/>参加が承認されると押せるようになる</text:p>
              <text:p text:style-name="P1">エントリーキャラクター　＋マーク<text:line-break/>キャラクターAA（ユーザー名）　削除ボタン<text:line-break/>キャラクターAA（ユーザー名）　削除ボタン<text:line-break/>キャラクターAA（ユーザー名）　削除ボタン<text:line-break/>キャラクターAA（ユーザー名）　削除ボタン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参加表明ボタンの活性フラグ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非活性理由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をBeanに持たせたい。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イベント上の理由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ユーザーの理由</text:p>
          </table:table-cell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7"/>
          <table:table-cell>
            <draw:custom-shape draw:z-index="37" draw:name="シェイプ 38" draw:style-name="gr25" draw:text-style-name="P2" svg:width="10.49cm" svg:height="6.987cm" svg:x="1.128cm" svg:y="0.132cm">
              <text:p text:style-name="P1">エントリーキャラクター登録画面</text:p>
              <text:p text:style-name="P1">ユーザー名（自分）固定</text:p>
              <text:p text:style-name="P1">自分のキャラクターを選択する</text:p>
              <text:p text:style-name="P1"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2"/>
          <table:table-cell>
            <draw:custom-shape draw:z-index="36" draw:name="シェイプ 37" draw:style-name="gr24" draw:text-style-name="P2" svg:width="10.49cm" svg:height="13.971cm" svg:x="0cm" svg:y="0.001cm">
              <text:p text:style-name="P1">キャラクターページ</text:p>
              <text:p text:style-name="P1">画像</text:p>
              <text:p text:style-name="P1"/>
              <text:p text:style-name="P1"/>
              <text:p text:style-name="P1"/>
              <text:p text:style-name="P1">外部url</text:p>
              <text:p text:style-name="P1"/>
              <text:p text:style-name="P1">来歴</text:p>
              <text:p text:style-name="P1"><text:line-break/>かかわりのあるPC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4"/>
        </table:table-row>
      </table:table>
      <table:table table:name="やることリスト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優先度</text:p>
          </table:table-cell>
          <table:table-cell office:value-type="string" calcext:value-type="string">
            <text:p>タスク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スマホ表示のレイアウト調整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背景のグラデーション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ボタンのへこみこみ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ボタンのリンク実装</text:p>
          </table:table-cell>
        </table:table-row>
        <table:table-row table:style-name="ro1">
          <table:table-cell/>
          <table:table-cell office:value-type="string" calcext:value-type="string">
            <text:p>高</text:p>
          </table:table-cell>
          <table:table-cell office:value-type="string" calcext:value-type="string">
            <text:p>ポップアップ画面実装</text:p>
          </table:table-cell>
        </table:table-row>
        <table:table-row table:style-name="ro1">
          <table:table-cell/>
          <table:table-cell office:value-type="string" calcext:value-type="string">
            <text:p>高</text:p>
          </table:table-cell>
          <table:table-cell office:value-type="string" calcext:value-type="string">
            <text:p>画像変更機能実装</text:p>
          </table:table-cell>
        </table:table-row>
        <table:table-row table:style-name="ro1">
          <table:table-cell/>
          <table:table-cell office:value-type="string" calcext:value-type="string">
            <text:p>高</text:p>
          </table:table-cell>
          <table:table-cell office:value-type="string" calcext:value-type="string">
            <text:p>投稿機能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高</text:p>
          </table:table-cell>
          <table:table-cell office:value-type="string" calcext:value-type="string">
            <text:p>テーブルレイアウト考案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ユーザー検索画面レイアウト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履歴編集画面レイアウト</text:p>
          </table:table-cell>
        </table:table-row>
      </table:table>
      <table:table table:name="テーブルレイアウト" table:style-name="ta1">
        <table:table-column table:style-name="co1" table:default-cell-style-name="Default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1" table:default-cell-style-name="ce35"/>
        <table:table-column table:style-name="co6" table:default-cell-style-name="ce35"/>
        <table:table-column table:style-name="co1" table:number-columns-repeated="2" table:default-cell-style-name="ce35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6370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16" office:value-type="string" calcext:value-type="string">
            <text:p>日本語名</text:p>
          </table:table-cell>
          <table:table-cell table:style-name="ce33" office:value-type="string" calcext:value-type="string">
            <text:p>仮登録テーブル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 table:style-name="ce16" office:value-type="string" calcext:value-type="string">
            <text:p>物理名</text:p>
          </table:table-cell>
          <table:table-cell table:style-name="ce33" office:value-type="string" calcext:value-type="string">
            <text:p>PRE_USER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型</text:p>
          </table:table-cell>
          <table:table-cell table:style-name="ce34" office:value-type="string" calcext:value-type="string">
            <text:p>主キー</text:p>
          </table:table-cell>
          <table:table-cell table:style-name="ce34" office:value-type="string" calcext:value-type="string">
            <text:p>NULLを許容しない</text:p>
          </table:table-cell>
          <table:table-cell table:style-name="ce34" office:value-type="string" calcext:value-type="string">
            <text:p>AI</text:p>
          </table:table-cell>
          <table:table-cell table:style-name="ce34"/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16377"/>
        </table:table-row>
        <table:table-row table:style-name="ro1">
          <table:table-cell/>
          <table:table-cell table:style-name="ce36" office:value-type="string" calcext:value-type="string">
            <text:p>EMAIL</text:p>
          </table:table-cell>
          <table:table-cell table:style-name="ce36" office:value-type="string" calcext:value-type="string">
            <text:p>メールアドレス</text:p>
          </table:table-cell>
          <table:table-cell office:value-type="string" calcext:value-type="string">
            <text:p>VARCHAR(254)</text:p>
          </table:table-cell>
          <table:table-cell table:style-name="ce36" table:number-columns-repeated="4"/>
          <table:table-cell table:style-name="ce41"/>
          <table:table-cell table:number-columns-repeated="16375"/>
        </table:table-row>
        <table:table-row table:style-name="ro1">
          <table:table-cell/>
          <table:table-cell table:style-name="ce36" office:value-type="string" calcext:value-type="string">
            <text:p>TOKEN</text:p>
          </table:table-cell>
          <table:table-cell table:style-name="ce36" office:value-type="string" calcext:value-type="string">
            <text:p>トークン</text:p>
          </table:table-cell>
          <table:table-cell office:value-type="string" calcext:value-type="string">
            <text:p>VARCHAR(254)</text:p>
          </table:table-cell>
          <table:table-cell table:style-name="ce36" table:number-columns-repeated="4"/>
          <table:table-cell table:style-name="ce41"/>
          <table:table-cell table:number-columns-repeated="16375"/>
        </table:table-row>
        <table:table-row table:style-name="ro1">
          <table:table-cell/>
          <table:table-cell table:style-name="ce36" office:value-type="string" calcext:value-type="string">
            <text:p>ENABLED</text:p>
          </table:table-cell>
          <table:table-cell table:style-name="ce36" office:value-type="string" calcext:value-type="string">
            <text:p>有効かどうか</text:p>
          </table:table-cell>
          <table:table-cell table:style-name="ce36" office:value-type="string" calcext:value-type="string">
            <text:p>INT</text:p>
          </table:table-cell>
          <table:table-cell table:style-name="ce36" table:number-columns-repeated="4"/>
          <table:table-cell table:style-name="ce41"/>
          <table:table-cell table:number-columns-repeated="16375"/>
        </table:table-row>
        <table:table-row table:style-name="ro1">
          <table:table-cell/>
          <table:table-cell table:style-name="ce36" office:value-type="string" calcext:value-type="string">
            <text:p>EXPIRES_AT</text:p>
          </table:table-cell>
          <table:table-cell table:style-name="ce36" office:value-type="string" calcext:value-type="string">
            <text:p>有効期限</text:p>
          </table:table-cell>
          <table:table-cell table:style-name="ce36" office:value-type="string" calcext:value-type="string">
            <text:p>TIMESTAMP</text:p>
          </table:table-cell>
          <table:table-cell table:style-name="ce36" table:number-columns-repeated="4"/>
          <table:table-cell table:style-name="ce41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ENTRY_DATETIME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DATETIME</text:p>
          </table:table-cell>
          <table:table-cell table:number-columns-repeated="4"/>
          <table:table-cell table:style-name="ce41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PDATE_DATETIME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DATETIME</text:p>
          </table:table-cell>
          <table:table-cell table:number-columns-repeated="4"/>
          <table:table-cell table:style-name="ce41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DELETE_FLG</text:p>
          </table:table-cell>
          <table:table-cell office:value-type="string" calcext:value-type="string">
            <text:p>削除フラグ</text:p>
          </table:table-cell>
          <table:table-cell office:value-type="string" calcext:value-type="string">
            <text:p>TYNYINT1</text:p>
          </table:table-cell>
          <table:table-cell table:number-columns-repeated="4"/>
          <table:table-cell table:style-name="ce41"/>
          <table:table-cell table:number-columns-repeated="16375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16" office:value-type="string" calcext:value-type="string">
            <text:p>日本語名</text:p>
          </table:table-cell>
          <table:table-cell table:style-name="ce33" office:value-type="string" calcext:value-type="string">
            <text:p>本登録テーブル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 table:style-name="ce16" office:value-type="string" calcext:value-type="string">
            <text:p>物理名</text:p>
          </table:table-cell>
          <table:table-cell table:style-name="ce33" office:value-type="string" calcext:value-type="string">
            <text:p>REGISTRATION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型</text:p>
          </table:table-cell>
          <table:table-cell table:style-name="ce34" office:value-type="string" calcext:value-type="string">
            <text:p>主キー</text:p>
          </table:table-cell>
          <table:table-cell table:style-name="ce34" office:value-type="string" calcext:value-type="string">
            <text:p>NULLを許容</text:p>
          </table:table-cell>
          <table:table-cell table:style-name="ce34" table:number-columns-repeated="2"/>
          <table:table-cell/>
          <table:table-cell table:style-name="ce17" office:value-type="string" calcext:value-type="string">
            <text:p>←いらないかも</text:p>
          </table:table-cell>
          <table:table-cell table:style-name="ce17"/>
          <table:table-cell table:number-columns-repeated="16373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/>
          <table:table-cell office:value-type="string" calcext:value-type="string">
            <text:p>○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ユーザーID</text:p>
          </table:table-cell>
          <table:table-cell office:value-type="string" calcext:value-type="string">
            <text:p>VARCHAR(20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SER_NAME</text:p>
          </table:table-cell>
          <table:table-cell office:value-type="string" calcext:value-type="string">
            <text:p>ユーザー名</text:p>
          </table:table-cell>
          <table:table-cell office:value-type="string" calcext:value-type="string">
            <text:p>VARCHAR(20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ENTRY_DATETIME</text:p>
          </table:table-cell>
          <table:table-cell office:value-type="string" calcext:value-type="string">
            <text:p>登録日時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PDATE_DATETIME</text:p>
          </table:table-cell>
          <table:table-cell office:value-type="string" calcext:value-type="string">
            <text:p>更新日時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ELETE_FLG</text:p>
          </table:table-cell>
          <table:table-cell office:value-type="string" calcext:value-type="string">
            <text:p>削除フラグ</text:p>
          </table:table-cell>
          <table:table-cell table:number-columns-repeated="16381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16" office:value-type="string" calcext:value-type="string">
            <text:p>日本語名</text:p>
          </table:table-cell>
          <table:table-cell table:style-name="ce33" office:value-type="string" calcext:value-type="string">
            <text:p>プロフィール情報テーブル</text:p>
          </table:table-cell>
          <table:table-cell table:style-name="ce33" table:number-columns-repeated="7"/>
          <table:table-cell/>
          <table:table-cell table:style-name="ce16" office:value-type="string" calcext:value-type="string">
            <text:p>日本語名</text:p>
          </table:table-cell>
          <table:table-cell table:style-name="ce33" office:value-type="string" calcext:value-type="string">
            <text:p>ユーザー情報テーブル</text:p>
          </table:table-cell>
          <table:table-cell table:style-name="ce33" table:number-columns-repeated="8"/>
          <table:table-cell table:number-columns-repeated="16364"/>
        </table:table-row>
        <table:table-row table:style-name="ro1">
          <table:table-cell table:style-name="ce16" office:value-type="string" calcext:value-type="string">
            <text:p>物理名</text:p>
          </table:table-cell>
          <table:table-cell table:style-name="ce33" office:value-type="string" calcext:value-type="string">
            <text:p>PROFILE</text:p>
          </table:table-cell>
          <table:table-cell table:style-name="ce33" table:number-columns-repeated="7"/>
          <table:table-cell/>
          <table:table-cell table:style-name="ce16" office:value-type="string" calcext:value-type="string">
            <text:p>物理名</text:p>
          </table:table-cell>
          <table:table-cell table:style-name="ce33" office:value-type="string" calcext:value-type="string">
            <text:p>USER</text:p>
          </table:table-cell>
          <table:table-cell table:style-name="ce33" table:number-columns-repeated="8"/>
          <table:table-cell table:number-columns-repeated="16364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型</text:p>
          </table:table-cell>
          <table:table-cell table:style-name="ce34" office:value-type="string" calcext:value-type="string">
            <text:p>主キー</text:p>
          </table:table-cell>
          <table:table-cell table:style-name="ce34" office:value-type="string" calcext:value-type="string">
            <text:p>NULLを許容</text:p>
          </table:table-cell>
          <table:table-cell table:style-name="ce34" table:number-columns-repeated="2"/>
          <table:table-cell table:number-columns-repeated="3"/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型</text:p>
          </table:table-cell>
          <table:table-cell table:style-name="ce34" office:value-type="string" calcext:value-type="string">
            <text:p>主キー</text:p>
          </table:table-cell>
          <table:table-cell table:style-name="ce34" office:value-type="string" calcext:value-type="string">
            <text:p>NULLを許容</text:p>
          </table:table-cell>
          <table:table-cell table:style-name="ce34" office:value-type="string" calcext:value-type="string">
            <text:p>重複を許さない</text:p>
          </table:table-cell>
          <table:table-cell table:style-name="ce34" table:number-columns-repeated="2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ユーザーID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○</text:p>
          </table:table-cell>
          <table:table-cell table:number-columns-repeated="6"/>
          <table:table-cell table:number-columns-repeated="2" table:style-name="ce35" office:value-type="string" calcext:value-type="string">
            <text:p>ID</text:p>
          </table:table-cell>
          <table:table-cell table:style-name="ce35" office:value-type="string" calcext:value-type="string">
            <text:p>INT</text:p>
          </table:table-cell>
          <table:table-cell table:style-name="ce35" office:value-type="string" calcext:value-type="string">
            <text:p>○</text:p>
          </table:table-cell>
          <table:table-cell table:style-name="ce35" table:number-columns-repeated="4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IMAGE_PATH</text:p>
          </table:table-cell>
          <table:table-cell office:value-type="string" calcext:value-type="string">
            <text:p>画像ファイルパス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ce35" office:value-type="string" calcext:value-type="string">
            <text:p>USER_ID</text:p>
          </table:table-cell>
          <table:table-cell table:style-name="ce35" office:value-type="string" calcext:value-type="string">
            <text:p>ユーザーID</text:p>
          </table:table-cell>
          <table:table-cell table:style-name="ce35" office:value-type="string" calcext:value-type="string">
            <text:p>VARCHAR(20)</text:p>
          </table:table-cell>
          <table:table-cell table:style-name="ce35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プロフィール文言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ce35" office:value-type="string" calcext:value-type="string">
            <text:p>MAIL＿ADDRESS</text:p>
          </table:table-cell>
          <table:table-cell table:style-name="ce35" office:value-type="string" calcext:value-type="string">
            <text:p>メールアドレス</text:p>
          </table:table-cell>
          <table:table-cell table:style-name="ce35" office:value-type="string" calcext:value-type="string">
            <text:p>VARCHAR(254)</text:p>
          </table:table-cell>
          <table:table-cell table:style-name="ce35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ENTRY_DATETIME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DATETIME</text:p>
          </table:table-cell>
          <table:table-cell table:number-columns-repeated="7"/>
          <table:table-cell table:style-name="ce35" office:value-type="string" calcext:value-type="string">
            <text:p>PASSWORD</text:p>
          </table:table-cell>
          <table:table-cell table:style-name="ce35" office:value-type="string" calcext:value-type="string">
            <text:p>パスワード</text:p>
          </table:table-cell>
          <table:table-cell table:style-name="ce35" office:value-type="string" calcext:value-type="string">
            <text:p>VARCHAR(20)</text:p>
          </table:table-cell>
          <table:table-cell table:style-name="ce35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UPDATE_DATETIME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DATETIME</text:p>
          </table:table-cell>
          <table:table-cell table:number-columns-repeated="7"/>
          <table:table-cell table:style-name="ce35" office:value-type="string" calcext:value-type="string">
            <text:p>ENTRY_DATETIME</text:p>
          </table:table-cell>
          <table:table-cell table:style-name="ce35" office:value-type="string" calcext:value-type="string">
            <text:p>登録日時</text:p>
          </table:table-cell>
          <table:table-cell table:style-name="ce35" office:value-type="string" calcext:value-type="string">
            <text:p>DATETIME</text:p>
          </table:table-cell>
          <table:table-cell table:style-name="ce35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DELETE_FLG</text:p>
          </table:table-cell>
          <table:table-cell office:value-type="string" calcext:value-type="string">
            <text:p>削除フラグ</text:p>
          </table:table-cell>
          <table:table-cell office:value-type="string" calcext:value-type="string">
            <text:p>TINYINT</text:p>
          </table:table-cell>
          <table:table-cell table:number-columns-repeated="7"/>
          <table:table-cell table:style-name="ce35" office:value-type="string" calcext:value-type="string">
            <text:p>UPDATE_DATETIME</text:p>
          </table:table-cell>
          <table:table-cell table:style-name="ce35" office:value-type="string" calcext:value-type="string">
            <text:p>更新日時</text:p>
          </table:table-cell>
          <table:table-cell table:style-name="ce35" office:value-type="string" calcext:value-type="string">
            <text:p>DATETIME</text:p>
          </table:table-cell>
          <table:table-cell table:style-name="ce35" table:number-columns-repeated="5"/>
          <table:table-cell table:number-columns-repeated="16365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ce35" office:value-type="string" calcext:value-type="string">
            <text:p>DELETE_FLG</text:p>
          </table:table-cell>
          <table:table-cell table:style-name="ce35" office:value-type="string" calcext:value-type="string">
            <text:p>削除フラグ</text:p>
          </table:table-cell>
          <table:table-cell table:style-name="ce35" office:value-type="string" calcext:value-type="string">
            <text:p>TYNYINT1</text:p>
          </table:table-cell>
          <table:table-cell table:style-name="ce35" table:number-columns-repeated="5"/>
          <table:table-cell table:number-columns-repeated="16365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16" office:value-type="string" calcext:value-type="string">
            <text:p>日本語名</text:p>
          </table:table-cell>
          <table:table-cell table:style-name="ce33" office:value-type="string" calcext:value-type="string">
            <text:p>スケジュール情報テーブル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 table:style-name="ce16" office:value-type="string" calcext:value-type="string">
            <text:p>物理名</text:p>
          </table:table-cell>
          <table:table-cell table:style-name="ce33" office:value-type="string" calcext:value-type="string">
            <text:p>SCHEDULE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型</text:p>
          </table:table-cell>
          <table:table-cell table:style-name="ce34" office:value-type="string" calcext:value-type="string">
            <text:p>主キー</text:p>
          </table:table-cell>
          <table:table-cell table:style-name="ce34" office:value-type="string" calcext:value-type="string">
            <text:p>NULLを許容しない</text:p>
          </table:table-cell>
          <table:table-cell table:style-name="ce34" table:number-columns-repeated="2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CHEDULE_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○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ユーザーID</text:p>
          </table:table-cell>
          <table:table-cell office:value-type="string" calcext:value-type="string">
            <text:p>VARCHAR(20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ATETIME_HOLDED</text:p>
          </table:table-cell>
          <table:table-cell office:value-type="string" calcext:value-type="string">
            <text:p>開催日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メモ</text:p>
          </table:table-cell>
          <table:table-cell office:value-type="string" calcext:value-type="string">
            <text:p>VARCHAR(255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EVENT_ID</text:p>
          </table:table-cell>
          <table:table-cell office:value-type="string" calcext:value-type="string">
            <text:p>イベントID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許容する</text:p>
          </table:table-cell>
          <table:table-cell office:value-type="string" calcext:value-type="string">
            <text:p>イベントテーブルの外部キー</text:p>
          </table:table-cell>
          <table:table-cell table:number-columns-repeated="4"/>
          <table:table-cell office:value-type="string" calcext:value-type="string">
            <text:p>A会（イベント）概要</text:p>
          </table:table-cell>
          <table:table-cell office:value-type="string" calcext:value-type="string">
            <text:p>イベントの詳細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NTRY_DATETIME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PDATE_DATETIME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DATETIME</text:p>
          </table:table-cell>
          <table:table-cell table:number-columns-repeated="7"/>
          <table:table-cell office:value-type="string" calcext:value-type="string">
            <text:p>イベント参加者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DELETE_FLG</text:p>
          </table:table-cell>
          <table:table-cell office:value-type="string" calcext:value-type="string">
            <text:p>削除フラグ</text:p>
          </table:table-cell>
          <table:table-cell office:value-type="string" calcext:value-type="string">
            <text:p>TINYINT</text:p>
          </table:table-cell>
          <table:table-cell table:number-columns-repeated="7"/>
          <table:table-cell office:value-type="string" calcext:value-type="string">
            <text:p>Aさん</text:p>
          </table:table-cell>
          <table:table-cell office:value-type="string" calcext:value-type="string">
            <text:p>スケジュール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Bさん</text:p>
          </table:table-cell>
          <table:table-cell office:value-type="string" calcext:value-type="string">
            <text:p>スケジュール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Cさん</text:p>
          </table:table-cell>
          <table:table-cell office:value-type="string" calcext:value-type="string">
            <text:p>スケジュール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Dさん</text:p>
          </table:table-cell>
          <table:table-cell office:value-type="string" calcext:value-type="string">
            <text:p>スケジュール</text:p>
          </table:table-cell>
          <table:table-cell table:number-columns-repeated="16371"/>
        </table:table-row>
        <table:table-row table:style-name="ro1">
          <table:table-cell table:style-name="ce16" office:value-type="string" calcext:value-type="string">
            <text:p>日本語名</text:p>
          </table:table-cell>
          <table:table-cell table:style-name="ce33" office:value-type="string" calcext:value-type="string">
            <text:p>イベント情報詳細テーブル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 table:style-name="ce16" office:value-type="string" calcext:value-type="string">
            <text:p>物理名</text:p>
          </table:table-cell>
          <table:table-cell table:style-name="ce33" office:value-type="string" calcext:value-type="string">
            <text:p>EVENT_DETAIL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型</text:p>
          </table:table-cell>
          <table:table-cell table:style-name="ce34" office:value-type="string" calcext:value-type="string">
            <text:p>主キー</text:p>
          </table:table-cell>
          <table:table-cell table:style-name="ce34" office:value-type="string" calcext:value-type="string">
            <text:p>NULLを許容</text:p>
          </table:table-cell>
          <table:table-cell table:style-name="ce34" table:number-columns-repeated="2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EVENT_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○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ユーザーID</text:p>
          </table:table-cell>
          <table:table-cell office:value-type="string" calcext:value-type="string">
            <text:p>VARCHAR(20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詳細</text:p>
          </table:table-cell>
          <table:table-cell office:value-type="string" calcext:value-type="string">
            <text:p>TEX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ENTRY_DATETIME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PDATE_DATETIME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LETE_FLG</text:p>
          </table:table-cell>
          <table:table-cell office:value-type="string" calcext:value-type="string">
            <text:p>削除フラグ</text:p>
          </table:table-cell>
          <table:table-cell office:value-type="string" calcext:value-type="string">
            <text:p>TINYINT</text:p>
          </table:table-cell>
          <table:table-cell table:number-columns-repeated="1638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16" office:value-type="string" calcext:value-type="string">
            <text:p>日本語名</text:p>
          </table:table-cell>
          <table:table-cell table:style-name="ce33" office:value-type="string" calcext:value-type="string">
            <text:p>イベント情報テーブル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 table:style-name="ce16" office:value-type="string" calcext:value-type="string">
            <text:p>物理名</text:p>
          </table:table-cell>
          <table:table-cell table:style-name="ce33" office:value-type="string" calcext:value-type="string">
            <text:p>EVENT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17"/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型</text:p>
          </table:table-cell>
          <table:table-cell table:style-name="ce34" office:value-type="string" calcext:value-type="string">
            <text:p>主キー</text:p>
          </table:table-cell>
          <table:table-cell table:style-name="ce34" office:value-type="string" calcext:value-type="string">
            <text:p>NULLを許容</text:p>
          </table:table-cell>
          <table:table-cell table:style-name="ce34" table:number-columns-repeated="2"/>
          <table:table-cell table:number-columns-repeated="16376"/>
        </table:table-row>
        <table:table-row table:style-name="ro1">
          <table:table-cell table:style-name="ce17" office:value-type="string" calcext:value-type="string">
            <text:p>修正予定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○</text:p>
          </table:table-cell>
          <table:table-cell table:number-columns-repeated="16379"/>
        </table:table-row>
        <table:table-row table:style-name="ro1">
          <table:table-cell table:style-name="ce17" office:value-type="string" calcext:value-type="string">
            <text:p>仮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ユーザーID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登録したユーザーのID、主催と一致するかも</text:p>
          </table:table-cell>
          <table:table-cell table:number-columns-repeated="16376"/>
        </table:table-row>
        <table:table-row table:style-name="ro1">
          <table:table-cell table:style-name="ce17"/>
          <table:table-cell office:value-type="string" calcext:value-type="string">
            <text:p>EVENT_TITLE</text:p>
          </table:table-cell>
          <table:table-cell office:value-type="string" calcext:value-type="string">
            <text:p>イベントタイトル</text:p>
          </table:table-cell>
          <table:table-cell office:value-type="string" calcext:value-type="string">
            <text:p>VARCHAR(40)</text:p>
          </table:table-cell>
          <table:table-cell table:number-columns-repeated="16380"/>
        </table:table-row>
        <table:table-row table:style-name="ro1">
          <table:table-cell table:style-name="ce17"/>
          <table:table-cell office:value-type="string" calcext:value-type="string">
            <text:p>ORGANIZER_NAME</text:p>
          </table:table-cell>
          <table:table-cell office:value-type="string" calcext:value-type="string">
            <text:p>主催者</text:p>
          </table:table-cell>
          <table:table-cell office:value-type="string" calcext:value-type="string">
            <text:p>VARCHAR(20)</text:p>
          </table:table-cell>
          <table:table-cell table:number-columns-repeated="16380"/>
        </table:table-row>
        <table:table-row table:style-name="ro1">
          <table:table-cell table:style-name="ce17"/>
          <table:table-cell office:value-type="string" calcext:value-type="string">
            <text:p>ORGANIZER_ID</text:p>
          </table:table-cell>
          <table:table-cell office:value-type="string" calcext:value-type="string">
            <text:p>主催ユーザーID</text:p>
          </table:table-cell>
          <table:table-cell office:value-type="string" calcext:value-type="string">
            <text:p>VARCHAR(20)</text:p>
          </table:table-cell>
          <table:table-cell table:number-columns-repeated="16380"/>
        </table:table-row>
        <table:table-row table:style-name="ro1">
          <table:table-cell table:style-name="ce17"/>
          <table:table-cell office:value-type="string" calcext:value-type="string">
            <text:p>SCENARIO_TITLE</text:p>
          </table:table-cell>
          <table:table-cell office:value-type="string" calcext:value-type="string">
            <text:p>シナリオタイトル</text:p>
          </table:table-cell>
          <table:table-cell office:value-type="string" calcext:value-type="string">
            <text:p>VARCHAR(45)</text:p>
          </table:table-cell>
          <table:table-cell table:number-columns-repeated="16380"/>
        </table:table-row>
        <table:table-row table:style-name="ro1">
          <table:table-cell table:style-name="ce17"/>
          <table:table-cell office:value-type="string" calcext:value-type="string">
            <text:p>RECRUITMENT_START_DATE</text:p>
          </table:table-cell>
          <table:table-cell office:value-type="string" calcext:value-type="string">
            <text:p>募集開始日時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 table:style-name="ce17"/>
          <table:table-cell office:value-type="string" calcext:value-type="string">
            <text:p>RECRUITMENT_END_DATE</text:p>
          </table:table-cell>
          <table:table-cell office:value-type="string" calcext:value-type="string">
            <text:p>募集終了日時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 table:style-name="ce17"/>
          <table:table-cell office:value-type="string" calcext:value-type="string">
            <text:p>MEMBER_LIMIT</text:p>
          </table:table-cell>
          <table:table-cell office:value-type="string" calcext:value-type="string">
            <text:p>募集人数</text:p>
          </table:table-cell>
          <table:table-cell office:value-type="string" calcext:value-type="string">
            <text:p>INT</text:p>
          </table:table-cell>
          <table:table-cell table:number-columns-repeated="16380"/>
        </table:table-row>
        <table:table-row table:style-name="ro1">
          <table:table-cell table:style-name="ce17"/>
          <table:table-cell office:value-type="string" calcext:value-type="string">
            <text:p>OPEN_LEVEL</text:p>
          </table:table-cell>
          <table:table-cell office:value-type="string" calcext:value-type="string">
            <text:p>公開範囲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0:全体、1:フォロワーのみ</text:p>
          </table:table-cell>
          <table:table-cell table:number-columns-repeated="16376"/>
        </table:table-row>
        <table:table-row table:style-name="ro1">
          <table:table-cell table:style-name="ce17"/>
          <table:table-cell office:value-type="string" calcext:value-type="string">
            <text:p>STATUS</text:p>
          </table:table-cell>
          <table:table-cell office:value-type="string" calcext:value-type="string">
            <text:p>ステータス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0：締め切り前、2：締め切り後終了前、３：終了、9：中止</text:p>
          </table:table-cell>
          <table:table-cell table:number-columns-repeated="16376"/>
        </table:table-row>
        <table:table-row table:style-name="ro1">
          <table:table-cell table:style-name="ce17"/>
          <table:table-cell office:value-type="string" calcext:value-type="string">
            <text:p>ENTRY_DATETIME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 table:style-name="ce17"/>
          <table:table-cell office:value-type="string" calcext:value-type="string">
            <text:p>UPDATE_DATETIME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 table:style-name="ce17"/>
          <table:table-cell office:value-type="string" calcext:value-type="string">
            <text:p>DELETE_FLG</text:p>
          </table:table-cell>
          <table:table-cell office:value-type="string" calcext:value-type="string">
            <text:p>削除フラグ</text:p>
          </table:table-cell>
          <table:table-cell office:value-type="string" calcext:value-type="string">
            <text:p>TINYINT</text:p>
          </table:table-cell>
          <table:table-cell table:number-columns-repeated="1638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16" office:value-type="string" calcext:value-type="string">
            <text:p>日本語名</text:p>
          </table:table-cell>
          <table:table-cell table:style-name="ce33" office:value-type="string" calcext:value-type="string">
            <text:p>フォローテーブル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 table:style-name="ce16" office:value-type="string" calcext:value-type="string">
            <text:p>物理名</text:p>
          </table:table-cell>
          <table:table-cell table:style-name="ce33" office:value-type="string" calcext:value-type="string">
            <text:p>FOLLOWS</text:p>
          </table:table-cell>
          <table:table-cell table:style-name="ce33" office:value-type="string" calcext:value-type="string">
            <text:p>フォロー・フォロワー関係を管理する</text:p>
          </table:table-cell>
          <table:table-cell table:style-name="ce33" table:number-columns-repeated="6"/>
          <table:table-cell table:number-columns-repeated="16375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型</text:p>
          </table:table-cell>
          <table:table-cell table:style-name="ce34" office:value-type="string" calcext:value-type="string">
            <text:p>主キー</text:p>
          </table:table-cell>
          <table:table-cell table:style-name="ce34" office:value-type="string" calcext:value-type="string">
            <text:p>NULLを許容</text:p>
          </table:table-cell>
          <table:table-cell table:style-name="ce34" table:number-columns-repeated="2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ユーザーID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○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LOWS_ID</text:p>
          </table:table-cell>
          <table:table-cell office:value-type="string" calcext:value-type="string">
            <text:p>USER_IDがフォローしている人のID</text:p>
          </table:table-cell>
          <table:table-cell office:value-type="string" calcext:value-type="string">
            <text:p>VARCHAR(20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ENTRY_DATETIME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PDATE_DATETIME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LETE_FLG</text:p>
          </table:table-cell>
          <table:table-cell office:value-type="string" calcext:value-type="string">
            <text:p>削除フラグ</text:p>
          </table:table-cell>
          <table:table-cell office:value-type="string" calcext:value-type="string">
            <text:p>TYNYINT</text:p>
          </table:table-cell>
          <table:table-cell table:number-columns-repeated="16380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16" office:value-type="string" calcext:value-type="string">
            <text:p>日本語名</text:p>
          </table:table-cell>
          <table:table-cell table:style-name="ce33" office:value-type="string" calcext:value-type="string">
            <text:p>キャラクターテーブル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 table:style-name="ce16" office:value-type="string" calcext:value-type="string">
            <text:p>物理名</text:p>
          </table:table-cell>
          <table:table-cell table:style-name="ce33" office:value-type="string" calcext:value-type="string">
            <text:p>CHARACTER</text:p>
          </table:table-cell>
          <table:table-cell table:style-name="ce33" office:value-type="string" calcext:value-type="string">
            <text:p>ユーザーの作成したキャラクターを管理する</text:p>
          </table:table-cell>
          <table:table-cell table:style-name="ce33" table:number-columns-repeated="6"/>
          <table:table-cell table:number-columns-repeated="16375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型</text:p>
          </table:table-cell>
          <table:table-cell table:style-name="ce34" office:value-type="string" calcext:value-type="string">
            <text:p>主キー</text:p>
          </table:table-cell>
          <table:table-cell table:style-name="ce34" office:value-type="string" calcext:value-type="string">
            <text:p>NULLを許容</text:p>
          </table:table-cell>
          <table:table-cell table:style-name="ce34" table:number-columns-repeated="2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HARACTER_ID</text:p>
          </table:table-cell>
          <table:table-cell office:value-type="string" calcext:value-type="string">
            <text:p>キャラクター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○</text:p>
          </table:table-cell>
          <table:table-cell table:number-columns-repeated="16378"/>
          <table:table-cell table:style-name="ce7"/>
        </table:table-row>
        <table:table-row table:style-name="ro1">
          <table:table-cell table:style-name="ce7"/>
          <table:table-cell table:style-name="ce37" office:value-type="string" calcext:value-type="string">
            <text:p>CREATER_ID</text:p>
          </table:table-cell>
          <table:table-cell table:style-name="ce37" office:value-type="string" calcext:value-type="string">
            <text:p>キャラクター作成者ID</text:p>
          </table:table-cell>
          <table:table-cell table:style-name="ce37" office:value-type="string" calcext:value-type="string">
            <text:p>VARCHAR(20)</text:p>
          </table:table-cell>
          <table:table-cell table:style-name="ce37" table:number-columns-repeated="4"/>
          <table:table-cell table:style-name="ce7" table:number-columns-repeated="2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キャラクターの名前</text:p>
          </table:table-cell>
          <table:table-cell office:value-type="string" calcext:value-type="string">
            <text:p>VARCHAR(45)</text:p>
          </table:table-cell>
          <table:table-cell table:number-columns-repeated="6"/>
          <table:table-cell table:style-name="ce7" table:number-columns-repeated="16373"/>
          <table:table-cell/>
        </table:table-row>
        <table:table-row table:style-name="ro1">
          <table:table-cell/>
          <table:table-cell office:value-type="string" calcext:value-type="string">
            <text:p>NAME_KANA</text:p>
          </table:table-cell>
          <table:table-cell office:value-type="string" calcext:value-type="string">
            <text:p>キャラクターの名前（カタカナ）</text:p>
          </table:table-cell>
          <table:table-cell office:value-type="string" calcext:value-type="string">
            <text:p>VARCHAR(45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S_LOST</text:p>
          </table:table-cell>
          <table:table-cell office:value-type="string" calcext:value-type="string">
            <text:p>ロストかどうか</text:p>
          </table:table-cell>
          <table:table-cell office:value-type="string" calcext:value-type="string">
            <text:p>TINYIN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MAGE_PATH</text:p>
          </table:table-cell>
          <table:table-cell office:value-type="string" calcext:value-type="string">
            <text:p>画像ファイルのありか</text:p>
          </table:table-cell>
          <table:table-cell office:value-type="string" calcext:value-type="string">
            <text:p>VARCHAR(255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EXTARNAL_LINK</text:p>
          </table:table-cell>
          <table:table-cell office:value-type="string" calcext:value-type="string">
            <text:p>キャラクターシートの外部リンク</text:p>
          </table:table-cell>
          <table:table-cell office:value-type="string" calcext:value-type="string">
            <text:p>TEX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ENTRY_DATETIME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PDATE_DATETIME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DATETIM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LETE_FLG</text:p>
          </table:table-cell>
          <table:table-cell office:value-type="string" calcext:value-type="string">
            <text:p>削除フラグ</text:p>
          </table:table-cell>
          <table:table-cell office:value-type="string" calcext:value-type="string">
            <text:p>TINYINT</text:p>
          </table:table-cell>
          <table:table-cell table:number-columns-repeated="16380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16" office:value-type="string" calcext:value-type="string">
            <text:p>日本語名</text:p>
          </table:table-cell>
          <table:table-cell table:style-name="ce33" office:value-type="string" calcext:value-type="string">
            <text:p>シナリオ参加キャラクターテーブル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 table:style-name="ce16" office:value-type="string" calcext:value-type="string">
            <text:p>物理名</text:p>
          </table:table-cell>
          <table:table-cell table:style-name="ce33" office:value-type="string" calcext:value-type="string">
            <text:p>SCENARIO_ENTRIED_CHARA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型</text:p>
          </table:table-cell>
          <table:table-cell table:style-name="ce34" office:value-type="string" calcext:value-type="string">
            <text:p>主キー</text:p>
          </table:table-cell>
          <table:table-cell table:style-name="ce34" office:value-type="string" calcext:value-type="string">
            <text:p>NULLを許容</text:p>
          </table:table-cell>
          <table:table-cell table:style-name="ce34" table:number-columns-repeated="2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HARACTER_ID</text:p>
          </table:table-cell>
          <table:table-cell office:value-type="string" calcext:value-type="string">
            <text:p>キャラクターID</text:p>
          </table:table-cell>
          <table:table-cell/>
          <table:table-cell office:value-type="string" calcext:value-type="string">
            <text:p>○</text:p>
          </table:table-cell>
          <table:table-cell table:number-columns-repeated="16379"/>
        </table:table-row>
        <table:table-row table:style-name="ro1">
          <table:table-cell table:style-name="ce7"/>
          <table:table-cell table:style-name="ce37" office:value-type="string" calcext:value-type="string">
            <text:p>EVENT_ID</text:p>
          </table:table-cell>
          <table:table-cell table:style-name="ce37" office:value-type="string" calcext:value-type="string">
            <text:p>イベントID</text:p>
          </table:table-cell>
          <table:table-cell table:style-name="ce37" table:number-columns-repeated="5"/>
          <table:table-cell table:style-name="ce7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PLAYER_ID</text:p>
          </table:table-cell>
          <table:table-cell office:value-type="string" calcext:value-type="string">
            <text:p>ユーザーI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ENTRY_DATETIME</text:p>
          </table:table-cell>
          <table:table-cell office:value-type="string" calcext:value-type="string">
            <text:p>登録日時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PDATE_DATETIME</text:p>
          </table:table-cell>
          <table:table-cell office:value-type="string" calcext:value-type="string">
            <text:p>更新日時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ELETE_FLG</text:p>
          </table:table-cell>
          <table:table-cell office:value-type="string" calcext:value-type="string">
            <text:p>削除フラグ</text:p>
          </table:table-cell>
          <table:table-cell table:number-columns-repeated="16381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ce16" office:value-type="string" calcext:value-type="string">
            <text:p>日本語名</text:p>
          </table:table-cell>
          <table:table-cell table:style-name="ce33" office:value-type="string" calcext:value-type="string">
            <text:p>参加承認テーブル</text:p>
          </table:table-cell>
          <table:table-cell table:style-name="ce33" table:number-columns-repeated="7"/>
          <table:table-cell table:number-columns-repeated="16375"/>
        </table:table-row>
        <table:table-row table:style-name="ro1">
          <table:table-cell table:style-name="ce16" office:value-type="string" calcext:value-type="string">
            <text:p>物理名</text:p>
          </table:table-cell>
          <table:table-cell table:style-name="ce33" office:value-type="string" calcext:value-type="string">
            <text:p>ENTRY_APPROVAL</text:p>
          </table:table-cell>
          <table:table-cell table:style-name="ce33" table:number-columns-repeated="7"/>
          <table:table-cell/>
          <table:table-cell office:value-type="string" calcext:value-type="string">
            <text:p>No matter what I do, I can't seem to shake off my depressed mood.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型</text:p>
          </table:table-cell>
          <table:table-cell table:style-name="ce34" office:value-type="string" calcext:value-type="string">
            <text:p>主キー</text:p>
          </table:table-cell>
          <table:table-cell table:style-name="ce34" office:value-type="string" calcext:value-type="string">
            <text:p>NULLを許容</text:p>
          </table:table-cell>
          <table:table-cell table:style-name="ce34" table:number-columns-repeated="2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EVENT_ID</text:p>
          </table:table-cell>
          <table:table-cell table:style-name="ce37" office:value-type="string" calcext:value-type="string">
            <text:p>イベントID</text:p>
          </table:table-cell>
          <table:table-cell table:number-columns-repeated="16381"/>
        </table:table-row>
        <table:table-row table:style-name="ro1">
          <table:table-cell table:style-name="ce7"/>
          <table:table-cell table:style-name="ce37" office:value-type="string" calcext:value-type="string">
            <text:p>SIGN_UP_USER</text:p>
          </table:table-cell>
          <table:table-cell table:style-name="ce37" office:value-type="string" calcext:value-type="string">
            <text:p>参加申請したユーザーID</text:p>
          </table:table-cell>
          <table:table-cell table:style-name="ce37" table:number-columns-repeated="5"/>
          <table:table-cell table:style-name="ce7"/>
          <table:table-cell/>
          <table:table-cell office:value-type="string" calcext:value-type="string">
            <text:p>主催者も、ここに含まれる。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APPROVE_STATUS</text:p>
          </table:table-cell>
          <table:table-cell office:value-type="string" calcext:value-type="string">
            <text:p>承認ステータス</text:p>
          </table:table-cell>
          <table:table-cell table:number-columns-repeated="3"/>
          <table:table-cell office:value-type="string" calcext:value-type="string">
            <text:p>0：申請、1：承認、2：却下</text:p>
          </table:table-cell>
          <table:table-cell table:number-columns-repeated="3"/>
          <table:table-cell office:value-type="string" calcext:value-type="string">
            <text:p>イベント作成時に承認ステータスで追加される。</text:p>
          </table:table-cell>
          <table:table-cell table:number-columns-repeated="16373"/>
        </table:table-row>
        <table:table-row-group>
          <table:table-row table:style-name="ro1">
            <table:table-cell/>
            <table:table-cell office:value-type="string" calcext:value-type="string">
              <text:p>ENTRY_DATETIME</text:p>
            </table:table-cell>
            <table:table-cell office:value-type="string" calcext:value-type="string">
              <text:p>登録日時</text:p>
            </table:table-cell>
            <table:table-cell table:number-columns-repeated="16381"/>
          </table:table-row>
        </table:table-row-group>
        <table:table-row table:style-name="ro1">
          <table:table-cell/>
          <table:table-cell office:value-type="string" calcext:value-type="string">
            <text:p>UPDATE_DATETIME</text:p>
          </table:table-cell>
          <table:table-cell office:value-type="string" calcext:value-type="string">
            <text:p>更新日時</text:p>
          </table:table-cell>
          <table:table-cell table:number-columns-repeated="7"/>
          <table:table-cell office:value-type="string" calcext:value-type="string">
            <text:p>SIGN＿UP＿USERで検索し、それが自分のポータルに表示される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DELETE_FLG</text:p>
          </table:table-cell>
          <table:table-cell office:value-type="string" calcext:value-type="string">
            <text:p>削除フラグ</text:p>
          </table:table-cell>
          <table:table-cell table:number-columns-repeated="16381"/>
        </table:table-row>
      </table:table>
      <table:table table:name="テーブル相関関係" table:style-name="ta1">
        <table:table-column table:style-name="co1" table:default-cell-style-name="Default"/>
        <table:table-column table:style-name="co9" table:default-cell-style-name="ce35"/>
        <table:table-column table:style-name="co1" table:number-columns-repeated="11" table:default-cell-style-name="ce35"/>
        <table:table-column table:style-name="co1" table:number-columns-repeated="4" table:default-cell-style-name="Default"/>
        <table:table-row table:style-name="ro2">
          <table:table-cell/>
          <table:table-cell table:style-name="ce42"/>
          <table:table-cell table:style-name="ce44" office:value-type="string" calcext:value-type="string">
            <text:p>仮登録テーブル</text:p>
          </table:table-cell>
          <table:table-cell table:style-name="ce44" office:value-type="string" calcext:value-type="string">
            <text:p>本登録テーブル</text:p>
          </table:table-cell>
          <table:table-cell table:style-name="ce44" office:value-type="string" calcext:value-type="string">
            <text:p>ユーザー情報</text:p>
          </table:table-cell>
          <table:table-cell table:style-name="ce44" office:value-type="string" calcext:value-type="string">
            <text:p>プロフィール情報テーブル</text:p>
          </table:table-cell>
          <table:table-cell table:style-name="ce44" office:value-type="string" calcext:value-type="string">
            <text:p>スケジュール情報テーブル</text:p>
          </table:table-cell>
          <table:table-cell table:style-name="ce44" office:value-type="string" calcext:value-type="string">
            <text:p>イベント情報詳細テーブル</text:p>
          </table:table-cell>
          <table:table-cell table:style-name="ce44" office:value-type="string" calcext:value-type="string">
            <text:p>イベント情報テーブル</text:p>
          </table:table-cell>
          <table:table-cell table:style-name="ce44" office:value-type="string" calcext:value-type="string">
            <text:p>フォローテーブル</text:p>
          </table:table-cell>
          <table:table-cell table:style-name="ce44" office:value-type="string" calcext:value-type="string">
            <text:p>キャラクターテーブル</text:p>
          </table:table-cell>
          <table:table-cell table:style-name="ce44" office:value-type="string" calcext:value-type="string">
            <text:p>シナリオ参加キャラクターテーブル</text:p>
          </table:table-cell>
          <table:table-cell table:style-name="ce44" office:value-type="string" calcext:value-type="string">
            <text:p>参加承認テーブル</text:p>
          </table:table-cell>
          <table:table-cell table:style-name="ce45"/>
          <table:table-cell table:number-columns-repeated="3"/>
        </table:table-row>
        <table:table-row table:style-name="ro3">
          <table:table-cell/>
          <table:table-cell office:value-type="string" calcext:value-type="string">
            <text:p>ユーザー仮登録</text:p>
          </table:table-cell>
          <table:table-cell office:value-type="string" calcext:value-type="string">
            <text:p>R</text:p>
          </table:table-cell>
          <table:table-cell table:number-columns-repeated="13"/>
          <table:table-cell office:value-type="string" calcext:value-type="string">
            <text:p>ログイン機能の追加</text:p>
          </table:table-cell>
        </table:table-row>
        <table:table-row table:style-name="ro3">
          <table:table-cell/>
          <table:table-cell office:value-type="string" calcext:value-type="string">
            <text:p>ユーザー本登録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11"/>
          <table:table-cell office:value-type="string" calcext:value-type="string">
            <text:p>イベント登録機能の追加</text:p>
          </table:table-cell>
        </table:table-row>
        <table:table-row table:style-name="ro3">
          <table:table-cell/>
          <table:table-cell office:value-type="string" calcext:value-type="string">
            <text:p>プロフィール編集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スケジュール登録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イベント登録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イベント検索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イベント申請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キャラクター追加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キャラクター編集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つぶやく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つぶやき削除</text:p>
          </table:table-cell>
          <table:table-cell table:number-columns-repeated="15"/>
        </table:table-row>
      </table:table>
      <table:table table:name="Sheet5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5" table:default-cell-style-name="Default"/>
        <table:table-column table:style-name="co13" table:number-columns-repeated="12" table:default-cell-style-name="Default"/>
        <table:table-column table:style-name="co1" table:number-columns-repeated="1633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スケジュール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67"/>
          <table:table-cell table:style-name="ce68" office:value-type="string" calcext:value-type="string">
            <text:p>タスク大分類</text:p>
          </table:table-cell>
          <table:table-cell table:style-name="ce68" office:value-type="string" calcext:value-type="string">
            <text:p>タスク中分類</text:p>
          </table:table-cell>
          <table:table-cell table:style-name="ce74" office:value-type="date" office:date-value="2024-09-13" calcext:value-type="date">
            <text:p>09/13</text:p>
          </table:table-cell>
          <table:table-cell table:style-name="ce76" office:value-type="date" office:date-value="2024-09-14" calcext:value-type="date">
            <text:p>09/14</text:p>
          </table:table-cell>
          <table:table-cell table:style-name="ce76" office:value-type="date" office:date-value="2024-09-15" calcext:value-type="date">
            <text:p>09/15</text:p>
          </table:table-cell>
          <table:table-cell table:style-name="ce76" office:value-type="date" office:date-value="2024-09-16" calcext:value-type="date">
            <text:p>09/16</text:p>
          </table:table-cell>
          <table:table-cell table:style-name="ce74" office:value-type="date" office:date-value="2024-09-17" calcext:value-type="date">
            <text:p>09/17</text:p>
          </table:table-cell>
          <table:table-cell table:style-name="ce74" office:value-type="date" office:date-value="2024-09-18" calcext:value-type="date">
            <text:p>09/18</text:p>
          </table:table-cell>
          <table:table-cell table:style-name="ce74" office:value-type="date" office:date-value="2024-09-19" calcext:value-type="date">
            <text:p>09/19</text:p>
          </table:table-cell>
          <table:table-cell table:style-name="ce74" office:value-type="date" office:date-value="2024-09-20" calcext:value-type="date">
            <text:p>09/20</text:p>
          </table:table-cell>
          <table:table-cell table:style-name="ce76" office:value-type="date" office:date-value="2024-09-21" calcext:value-type="date">
            <text:p>09/21</text:p>
          </table:table-cell>
          <table:table-cell table:style-name="ce76" office:value-type="date" office:date-value="2024-09-22" calcext:value-type="date">
            <text:p>09/22</text:p>
          </table:table-cell>
          <table:table-cell table:style-name="ce76" office:value-type="date" office:date-value="2024-09-23" calcext:value-type="date">
            <text:p>09/23</text:p>
          </table:table-cell>
          <table:table-cell table:style-name="ce74" office:value-type="date" office:date-value="2024-09-24" calcext:value-type="date">
            <text:p>09/24</text:p>
          </table:table-cell>
          <table:table-cell table:style-name="ce74" office:value-type="date" office:date-value="2024-09-25" calcext:value-type="date">
            <text:p>09/25</text:p>
          </table:table-cell>
          <table:table-cell table:style-name="ce74" office:value-type="date" office:date-value="2024-09-26" calcext:value-type="date">
            <text:p>09/26</text:p>
          </table:table-cell>
          <table:table-cell table:style-name="ce74" office:value-type="date" office:date-value="2024-09-27" calcext:value-type="date">
            <text:p>09/27</text:p>
          </table:table-cell>
          <table:table-cell table:style-name="ce76" office:value-type="date" office:date-value="2024-09-28" calcext:value-type="date">
            <text:p>09/28</text:p>
          </table:table-cell>
          <table:table-cell table:style-name="ce76" office:value-type="date" office:date-value="2024-09-29" calcext:value-type="date">
            <text:p>09/29</text:p>
          </table:table-cell>
          <table:table-cell table:style-name="ce79" office:value-type="date" office:date-value="2024-09-30" calcext:value-type="date">
            <text:p>09/30</text:p>
          </table:table-cell>
          <table:table-cell table:style-name="ce74" office:value-type="date" office:date-value="2024-10-01" calcext:value-type="date">
            <text:p>10/01</text:p>
          </table:table-cell>
          <table:table-cell table:style-name="ce74" office:value-type="date" office:date-value="2024-10-02" calcext:value-type="date">
            <text:p>10/02</text:p>
          </table:table-cell>
          <table:table-cell table:style-name="ce74" office:value-type="date" office:date-value="2024-10-03" calcext:value-type="date">
            <text:p>10/03</text:p>
          </table:table-cell>
          <table:table-cell table:style-name="ce74" office:value-type="date" office:date-value="2024-10-04" calcext:value-type="date">
            <text:p>10/04</text:p>
          </table:table-cell>
          <table:table-cell table:style-name="ce76" office:value-type="date" office:date-value="2024-10-05" calcext:value-type="date">
            <text:p>10/05</text:p>
          </table:table-cell>
          <table:table-cell table:style-name="ce76" office:value-type="date" office:date-value="2024-10-06" calcext:value-type="date">
            <text:p>10/06</text:p>
          </table:table-cell>
          <table:table-cell table:style-name="ce76" office:value-type="date" office:date-value="2024-10-07" calcext:value-type="date">
            <text:p>10/07</text:p>
          </table:table-cell>
          <table:table-cell table:style-name="ce74" office:value-type="date" office:date-value="2024-10-08" calcext:value-type="date">
            <text:p>10/08</text:p>
          </table:table-cell>
          <table:table-cell table:style-name="ce74" office:value-type="date" office:date-value="2024-10-09" calcext:value-type="date">
            <text:p>10/09</text:p>
          </table:table-cell>
          <table:table-cell table:style-name="ce74" office:value-type="date" office:date-value="2024-10-10" calcext:value-type="date">
            <text:p>10/10</text:p>
          </table:table-cell>
          <table:table-cell table:style-name="ce74" office:value-type="date" office:date-value="2024-10-11" calcext:value-type="date">
            <text:p>10/11</text:p>
          </table:table-cell>
          <table:table-cell table:style-name="ce76" office:value-type="date" office:date-value="2024-10-12" calcext:value-type="date">
            <text:p>10/12</text:p>
          </table:table-cell>
          <table:table-cell table:style-name="ce76" office:value-type="date" office:date-value="2024-10-13" calcext:value-type="date">
            <text:p>10/13</text:p>
          </table:table-cell>
          <table:table-cell table:style-name="ce76" office:value-type="date" office:date-value="2024-10-14" calcext:value-type="date">
            <text:p>10/14</text:p>
          </table:table-cell>
          <table:table-cell table:style-name="ce74" office:value-type="date" office:date-value="2024-10-15" calcext:value-type="date">
            <text:p>10/15</text:p>
          </table:table-cell>
          <table:table-cell table:style-name="ce74" office:value-type="date" office:date-value="2024-10-16" calcext:value-type="date">
            <text:p>10/16</text:p>
          </table:table-cell>
          <table:table-cell table:style-name="ce74" office:value-type="date" office:date-value="2024-10-17" calcext:value-type="date">
            <text:p>10/17</text:p>
          </table:table-cell>
          <table:table-cell table:style-name="ce74" office:value-type="date" office:date-value="2024-10-18" calcext:value-type="date">
            <text:p>10/18</text:p>
          </table:table-cell>
          <table:table-cell table:style-name="ce76" office:value-type="date" office:date-value="2024-10-19" calcext:value-type="date">
            <text:p>10/19</text:p>
          </table:table-cell>
          <table:table-cell table:style-name="ce76" office:value-type="date" office:date-value="2024-10-20" calcext:value-type="date">
            <text:p>10/20</text:p>
          </table:table-cell>
          <table:table-cell table:style-name="ce76" office:value-type="date" office:date-value="2024-10-21" calcext:value-type="date">
            <text:p>10/21</text:p>
          </table:table-cell>
          <table:table-cell table:style-name="ce74" office:value-type="date" office:date-value="2024-10-22" calcext:value-type="date">
            <text:p>10/22</text:p>
          </table:table-cell>
          <table:table-cell table:style-name="ce74" office:value-type="date" office:date-value="2024-10-23" calcext:value-type="date">
            <text:p>10/23</text:p>
          </table:table-cell>
          <table:table-cell table:style-name="ce74" office:value-type="date" office:date-value="2024-10-24" calcext:value-type="date">
            <text:p>10/24</text:p>
          </table:table-cell>
          <table:table-cell table:style-name="ce74" office:value-type="date" office:date-value="2024-10-25" calcext:value-type="date">
            <text:p>10/25</text:p>
          </table:table-cell>
          <table:table-cell table:style-name="ce76" office:value-type="date" office:date-value="2024-10-26" calcext:value-type="date">
            <text:p>10/26</text:p>
          </table:table-cell>
          <table:table-cell table:style-name="ce76" office:value-type="date" office:date-value="2024-10-27" calcext:value-type="date">
            <text:p>10/27</text:p>
          </table:table-cell>
          <table:table-cell table:style-name="ce76" office:value-type="date" office:date-value="2024-10-28" calcext:value-type="date">
            <text:p>10/28</text:p>
          </table:table-cell>
          <table:table-cell table:style-name="ce74" office:value-type="date" office:date-value="2024-10-29" calcext:value-type="date">
            <text:p>10/29</text:p>
          </table:table-cell>
          <table:table-cell table:style-name="ce67" table:number-columns-repeated="16334"/>
        </table:table-row>
        <table:table-row table:style-name="ro1">
          <table:table-cell/>
          <table:table-cell table:style-name="ce35" table:number-columns-repeated="2"/>
          <table:table-cell table:style-name="ce75" table:formula="of:=WEEKDAY([.D5])" office:value-type="date" office:date-value="1900-01-05" calcext:value-type="date">
            <text:p>金</text:p>
          </table:table-cell>
          <table:table-cell table:style-name="ce77" table:formula="of:=WEEKDAY([.E5])" office:value-type="date" office:date-value="1900-01-06" calcext:value-type="date">
            <text:p>土</text:p>
          </table:table-cell>
          <table:table-cell table:style-name="ce77" table:formula="of:=WEEKDAY([.F5])" office:value-type="date" office:date-value="1899-12-31" calcext:value-type="date">
            <text:p>日</text:p>
          </table:table-cell>
          <table:table-cell table:style-name="ce77" table:formula="of:=WEEKDAY([.G5])" office:value-type="date" office:date-value="1900-01-01" calcext:value-type="date">
            <text:p>月</text:p>
          </table:table-cell>
          <table:table-cell table:style-name="ce75" table:formula="of:=WEEKDAY([.H5])" office:value-type="date" office:date-value="1900-01-02" calcext:value-type="date">
            <text:p>火</text:p>
          </table:table-cell>
          <table:table-cell table:style-name="ce75" table:formula="of:=WEEKDAY([.I5])" office:value-type="date" office:date-value="1900-01-03" calcext:value-type="date">
            <text:p>水</text:p>
          </table:table-cell>
          <table:table-cell table:style-name="ce75" table:formula="of:=WEEKDAY([.J5])" office:value-type="date" office:date-value="1900-01-04" calcext:value-type="date">
            <text:p>木</text:p>
          </table:table-cell>
          <table:table-cell table:style-name="ce75" table:formula="of:=WEEKDAY([.K5])" office:value-type="date" office:date-value="1900-01-05" calcext:value-type="date">
            <text:p>金</text:p>
          </table:table-cell>
          <table:table-cell table:style-name="ce77" table:formula="of:=WEEKDAY([.L5])" office:value-type="date" office:date-value="1900-01-06" calcext:value-type="date">
            <text:p>土</text:p>
          </table:table-cell>
          <table:table-cell table:style-name="ce77" table:formula="of:=WEEKDAY([.M5])" office:value-type="date" office:date-value="1899-12-31" calcext:value-type="date">
            <text:p>日</text:p>
          </table:table-cell>
          <table:table-cell table:style-name="ce77" table:formula="of:=WEEKDAY([.N5])" office:value-type="date" office:date-value="1900-01-01" calcext:value-type="date">
            <text:p>月</text:p>
          </table:table-cell>
          <table:table-cell table:style-name="ce75" table:formula="of:=WEEKDAY([.O5])" office:value-type="date" office:date-value="1900-01-02" calcext:value-type="date">
            <text:p>火</text:p>
          </table:table-cell>
          <table:table-cell table:style-name="ce75" table:formula="of:=WEEKDAY([.P5])" office:value-type="date" office:date-value="1900-01-03" calcext:value-type="date">
            <text:p>水</text:p>
          </table:table-cell>
          <table:table-cell table:style-name="ce75" table:formula="of:=WEEKDAY([.Q5])" office:value-type="date" office:date-value="1900-01-04" calcext:value-type="date">
            <text:p>木</text:p>
          </table:table-cell>
          <table:table-cell table:style-name="ce75" table:formula="of:=WEEKDAY([.R5])" office:value-type="date" office:date-value="1900-01-05" calcext:value-type="date">
            <text:p>金</text:p>
          </table:table-cell>
          <table:table-cell table:style-name="ce77" table:formula="of:=WEEKDAY([.S5])" office:value-type="date" office:date-value="1900-01-06" calcext:value-type="date">
            <text:p>土</text:p>
          </table:table-cell>
          <table:table-cell table:style-name="ce77" table:formula="of:=WEEKDAY([.T5])" office:value-type="date" office:date-value="1899-12-31" calcext:value-type="date">
            <text:p>日</text:p>
          </table:table-cell>
          <table:table-cell table:style-name="ce80" table:formula="of:=WEEKDAY([.U5])" office:value-type="date" office:date-value="1900-01-01" calcext:value-type="date">
            <text:p>月</text:p>
          </table:table-cell>
          <table:table-cell table:style-name="ce75" table:formula="of:=WEEKDAY([.V5])" office:value-type="date" office:date-value="1900-01-02" calcext:value-type="date">
            <text:p>火</text:p>
          </table:table-cell>
          <table:table-cell table:style-name="ce75" table:formula="of:=WEEKDAY([.W5])" office:value-type="date" office:date-value="1900-01-03" calcext:value-type="date">
            <text:p>水</text:p>
          </table:table-cell>
          <table:table-cell table:style-name="ce75" table:formula="of:=WEEKDAY([.X5])" office:value-type="date" office:date-value="1900-01-04" calcext:value-type="date">
            <text:p>木</text:p>
          </table:table-cell>
          <table:table-cell table:style-name="ce75" table:formula="of:=WEEKDAY([.Y5])" office:value-type="date" office:date-value="1900-01-05" calcext:value-type="date">
            <text:p>金</text:p>
          </table:table-cell>
          <table:table-cell table:style-name="ce77" table:formula="of:=WEEKDAY([.Z5])" office:value-type="date" office:date-value="1900-01-06" calcext:value-type="date">
            <text:p>土</text:p>
          </table:table-cell>
          <table:table-cell table:style-name="ce77" table:formula="of:=WEEKDAY([.AA5])" office:value-type="date" office:date-value="1899-12-31" calcext:value-type="date">
            <text:p>日</text:p>
          </table:table-cell>
          <table:table-cell table:style-name="ce77" table:formula="of:=WEEKDAY([.AB5])" office:value-type="date" office:date-value="1900-01-01" calcext:value-type="date">
            <text:p>月</text:p>
          </table:table-cell>
          <table:table-cell table:style-name="ce75" table:formula="of:=WEEKDAY([.AC5])" office:value-type="date" office:date-value="1900-01-02" calcext:value-type="date">
            <text:p>火</text:p>
          </table:table-cell>
          <table:table-cell table:style-name="ce75" table:formula="of:=WEEKDAY([.AD5])" office:value-type="date" office:date-value="1900-01-03" calcext:value-type="date">
            <text:p>水</text:p>
          </table:table-cell>
          <table:table-cell table:style-name="ce75" table:formula="of:=WEEKDAY([.AE5])" office:value-type="date" office:date-value="1900-01-04" calcext:value-type="date">
            <text:p>木</text:p>
          </table:table-cell>
          <table:table-cell table:style-name="ce75" table:formula="of:=WEEKDAY([.AF5])" office:value-type="date" office:date-value="1900-01-05" calcext:value-type="date">
            <text:p>金</text:p>
          </table:table-cell>
          <table:table-cell table:style-name="ce77" table:formula="of:=WEEKDAY([.AG5])" office:value-type="date" office:date-value="1900-01-06" calcext:value-type="date">
            <text:p>土</text:p>
          </table:table-cell>
          <table:table-cell table:style-name="ce77" table:formula="of:=WEEKDAY([.AH5])" office:value-type="date" office:date-value="1899-12-31" calcext:value-type="date">
            <text:p>日</text:p>
          </table:table-cell>
          <table:table-cell table:style-name="ce77" table:formula="of:=WEEKDAY([.AI5])" office:value-type="date" office:date-value="1900-01-01" calcext:value-type="date">
            <text:p>月</text:p>
          </table:table-cell>
          <table:table-cell table:style-name="ce75" table:formula="of:=WEEKDAY([.AJ5])" office:value-type="date" office:date-value="1900-01-02" calcext:value-type="date">
            <text:p>火</text:p>
          </table:table-cell>
          <table:table-cell table:style-name="ce75" table:formula="of:=WEEKDAY([.AK5])" office:value-type="date" office:date-value="1900-01-03" calcext:value-type="date">
            <text:p>水</text:p>
          </table:table-cell>
          <table:table-cell table:style-name="ce75" table:formula="of:=WEEKDAY([.AL5])" office:value-type="date" office:date-value="1900-01-04" calcext:value-type="date">
            <text:p>木</text:p>
          </table:table-cell>
          <table:table-cell table:style-name="ce75" table:formula="of:=WEEKDAY([.AM5])" office:value-type="date" office:date-value="1900-01-05" calcext:value-type="date">
            <text:p>金</text:p>
          </table:table-cell>
          <table:table-cell table:style-name="ce77" table:formula="of:=WEEKDAY([.AN5])" office:value-type="date" office:date-value="1900-01-06" calcext:value-type="date">
            <text:p>土</text:p>
          </table:table-cell>
          <table:table-cell table:style-name="ce77" table:formula="of:=WEEKDAY([.AO5])" office:value-type="date" office:date-value="1899-12-31" calcext:value-type="date">
            <text:p>日</text:p>
          </table:table-cell>
          <table:table-cell table:style-name="ce77" table:formula="of:=WEEKDAY([.AP5])" office:value-type="date" office:date-value="1900-01-01" calcext:value-type="date">
            <text:p>月</text:p>
          </table:table-cell>
          <table:table-cell table:style-name="ce75" table:formula="of:=WEEKDAY([.AQ5])" office:value-type="date" office:date-value="1900-01-02" calcext:value-type="date">
            <text:p>火</text:p>
          </table:table-cell>
          <table:table-cell table:style-name="ce75" table:formula="of:=WEEKDAY([.AR5])" office:value-type="date" office:date-value="1900-01-03" calcext:value-type="date">
            <text:p>水</text:p>
          </table:table-cell>
          <table:table-cell table:style-name="ce75" table:formula="of:=WEEKDAY([.AS5])" office:value-type="date" office:date-value="1900-01-04" calcext:value-type="date">
            <text:p>木</text:p>
          </table:table-cell>
          <table:table-cell table:style-name="ce75" table:formula="of:=WEEKDAY([.AT5])" office:value-type="date" office:date-value="1900-01-05" calcext:value-type="date">
            <text:p>金</text:p>
          </table:table-cell>
          <table:table-cell table:style-name="ce77" table:formula="of:=WEEKDAY([.AU5])" office:value-type="date" office:date-value="1900-01-06" calcext:value-type="date">
            <text:p>土</text:p>
          </table:table-cell>
          <table:table-cell table:style-name="ce77" table:formula="of:=WEEKDAY([.AV5])" office:value-type="date" office:date-value="1899-12-31" calcext:value-type="date">
            <text:p>日</text:p>
          </table:table-cell>
          <table:table-cell table:style-name="ce77" table:formula="of:=WEEKDAY([.AW5])" office:value-type="date" office:date-value="1900-01-01" calcext:value-type="date">
            <text:p>月</text:p>
          </table:table-cell>
          <table:table-cell table:style-name="ce75" table:formula="of:=WEEKDAY([.AX5])" office:value-type="date" office:date-value="1900-01-02" calcext:value-type="date">
            <text:p>火</text:p>
          </table:table-cell>
          <table:table-cell table:number-columns-repeated="16334"/>
        </table:table-row>
        <table:table-row table:style-name="ro1">
          <table:table-cell/>
          <table:table-cell table:style-name="ce35"/>
          <table:table-cell table:style-name="ce71" office:value-type="string" calcext:value-type="string">
            <text:p>イベント登録機能</text:p>
          </table:table-cell>
          <table:table-cell table:style-name="ce35"/>
          <table:table-cell table:style-name="ce78" table:number-columns-repeated="3"/>
          <table:table-cell table:number-columns-repeated="4" table:style-name="ce35" office:value-type="string" calcext:value-type="string">
            <text:p>■</text:p>
          </table:table-cell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>
          <table:table-cell/>
          <table:table-cell table:style-name="ce35"/>
          <table:table-cell table:style-name="ce71"/>
          <table:table-cell table:style-name="ce35"/>
          <table:table-cell table:style-name="ce78" table:number-columns-repeated="3"/>
          <table:table-cell table:style-name="ce35" office:value-type="string" calcext:value-type="string">
            <text:p>○</text:p>
          </table:table-cell>
          <table:table-cell table:style-name="ce35" office:value-type="string" calcext:value-type="string">
            <text:p>★</text:p>
          </table:table-cell>
          <table:table-cell table:style-name="ce35" table:number-columns-repeated="2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>
          <table:table-cell/>
          <table:table-cell table:style-name="ce35"/>
          <table:table-cell table:style-name="ce71"/>
          <table:table-cell table:style-name="ce35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キャラクター登録機能</text:p>
          </table:table-cell>
          <table:table-cell table:style-name="ce35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number-columns-repeated="4" table:style-name="ce35" office:value-type="string" calcext:value-type="string">
            <text:p>■</text:p>
          </table:table-cell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 table:number-rows-repeated="2">
          <table:table-cell/>
          <table:table-cell table:style-name="ce35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つぶやき機能</text:p>
          </table:table-cell>
          <table:table-cell table:style-name="ce35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number-columns-repeated="5" table:style-name="ce35" office:value-type="string" calcext:value-type="string">
            <text:p>■</text:p>
          </table:table-cell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 table:number-rows-repeated="2">
          <table:table-cell/>
          <table:table-cell table:style-name="ce35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>
          <table:table-cell/>
          <table:table-cell table:style-name="ce35"/>
          <table:table-cell table:style-name="ce72" office:value-type="string" calcext:value-type="string">
            <text:p>プロフィール登録機能</text:p>
          </table:table-cell>
          <table:table-cell table:style-name="ce35"/>
          <table:table-cell table:style-name="ce78" table:number-columns-repeated="3"/>
          <table:table-cell table:style-name="ce35" table:number-columns-repeated="2"/>
          <table:table-cell table:style-name="ce35" office:value-type="string" calcext:value-type="string">
            <text:p>○</text:p>
          </table:table-cell>
          <table:table-cell table:style-name="ce35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number-columns-repeated="4" table:style-name="ce35" office:value-type="string" calcext:value-type="string">
            <text:p>■</text:p>
          </table:table-cell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 table:number-rows-repeated="2">
          <table:table-cell/>
          <table:table-cell table:style-name="ce35"/>
          <table:table-cell table:style-name="ce72"/>
          <table:table-cell table:style-name="ce35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>
          <table:table-cell/>
          <table:table-cell table:style-name="ce35"/>
          <table:table-cell table:style-name="ce71" office:value-type="string" calcext:value-type="string">
            <text:p>ログイン機能</text:p>
          </table:table-cell>
          <table:table-cell table:style-name="ce35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number-columns-repeated="4" table:style-name="ce35" office:value-type="string" calcext:value-type="string">
            <text:p>■</text:p>
          </table:table-cell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>
          <table:table-cell/>
          <table:table-cell table:style-name="ce35"/>
          <table:table-cell table:style-name="ce71"/>
          <table:table-cell table:style-name="ce35" office:value-type="string" calcext:value-type="string">
            <text:p>★</text:p>
          </table:table-cell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 table:number-rows-repeated="2">
          <table:table-cell/>
          <table:table-cell table:style-name="ce35"/>
          <table:table-cell table:style-name="ce71"/>
          <table:table-cell table:style-name="ce35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テストと予備日</text:p>
          </table:table-cell>
          <table:table-cell table:style-name="ce35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 table:number-rows-repeated="2">
          <table:table-cell/>
          <table:table-cell table:style-name="ce35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バリデーションクラス実装</text:p>
          </table:table-cell>
          <table:table-cell table:style-name="ce35" office:value-type="string" calcext:value-type="string">
            <text:p>■</text:p>
          </table:table-cell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 table:number-rows-repeated="2">
          <table:table-cell/>
          <table:table-cell table:style-name="ce35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>
          <table:table-cell/>
          <table:table-cell table:style-name="ce35"/>
          <table:table-cell table:style-name="ce35" office:value-type="string" calcext:value-type="string">
            <text:p>イベント閲覧画面（参加希望機能）</text:p>
          </table:table-cell>
          <table:table-cell table:style-name="ce35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 table:number-rows-repeated="2">
          <table:table-cell/>
          <table:table-cell table:style-name="ce35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>
          <table:table-cell/>
          <table:table-cell table:style-name="ce35"/>
          <table:table-cell table:style-name="ce72" office:value-type="string" calcext:value-type="string">
            <text:p>ポータルのイベント一覧表示機能</text:p>
          </table:table-cell>
          <table:table-cell table:style-name="ce35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office:value-type="string" calcext:value-type="string">
            <text:p>○</text:p>
          </table:table-cell>
          <table:table-cell table:style-name="ce35" table:number-columns-repeated="3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 table:number-rows-repeated="3">
          <table:table-cell/>
          <table:table-cell table:style-name="ce35"/>
          <table:table-cell table:style-name="ce72"/>
          <table:table-cell table:style-name="ce35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 table:number-rows-repeated="5">
          <table:table-cell/>
          <table:table-cell table:style-name="ce35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2"/>
          <table:table-cell table:style-name="ce36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34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style-name="ce67"/>
          <table:table-cell table:style-name="ce68" office:value-type="string" calcext:value-type="string">
            <text:p>タスク大分類</text:p>
          </table:table-cell>
          <table:table-cell table:style-name="ce68" office:value-type="string" calcext:value-type="string">
            <text:p>タスク中分類</text:p>
          </table:table-cell>
          <table:table-cell table:style-name="ce24" office:value-type="date" office:date-value="2024-09-24" calcext:value-type="date">
            <text:p>09/24</text:p>
          </table:table-cell>
          <table:table-cell table:style-name="ce24" office:value-type="date" office:date-value="2024-09-25" calcext:value-type="date">
            <text:p>09/25</text:p>
          </table:table-cell>
          <table:table-cell table:style-name="ce24" office:value-type="date" office:date-value="2024-09-26" calcext:value-type="date">
            <text:p>09/26</text:p>
          </table:table-cell>
          <table:table-cell table:style-name="ce24" office:value-type="date" office:date-value="2024-09-27" calcext:value-type="date">
            <text:p>09/27</text:p>
          </table:table-cell>
          <table:table-cell table:style-name="ce24" office:value-type="date" office:date-value="2024-09-28" calcext:value-type="date">
            <text:p>09/28</text:p>
          </table:table-cell>
          <table:table-cell table:style-name="ce24" office:value-type="date" office:date-value="2024-09-29" calcext:value-type="date">
            <text:p>09/29</text:p>
          </table:table-cell>
          <table:table-cell table:style-name="ce24" office:value-type="date" office:date-value="2024-09-30" calcext:value-type="date">
            <text:p>09/30</text:p>
          </table:table-cell>
          <table:table-cell table:style-name="ce24" office:value-type="date" office:date-value="2024-10-01" calcext:value-type="date">
            <text:p>10/01</text:p>
          </table:table-cell>
          <table:table-cell table:style-name="ce52" office:value-type="date" office:date-value="2024-10-02" calcext:value-type="date">
            <text:p>10/02</text:p>
          </table:table-cell>
          <table:table-cell table:style-name="ce52" office:value-type="date" office:date-value="2024-10-03" calcext:value-type="date">
            <text:p>10/03</text:p>
          </table:table-cell>
          <table:table-cell table:style-name="ce52" office:value-type="date" office:date-value="2024-10-04" calcext:value-type="date">
            <text:p>10/04</text:p>
          </table:table-cell>
          <table:table-cell table:style-name="ce76" office:value-type="date" office:date-value="2024-10-05" calcext:value-type="date">
            <text:p>10/05</text:p>
          </table:table-cell>
          <table:table-cell table:style-name="ce76" office:value-type="date" office:date-value="2024-10-06" calcext:value-type="date">
            <text:p>10/06</text:p>
          </table:table-cell>
          <table:table-cell table:style-name="ce76" office:value-type="date" office:date-value="2024-10-07" calcext:value-type="date">
            <text:p>10/07</text:p>
          </table:table-cell>
          <table:table-cell table:style-name="ce74" office:value-type="date" office:date-value="2024-10-08" calcext:value-type="date">
            <text:p>10/08</text:p>
          </table:table-cell>
          <table:table-cell table:style-name="ce74" office:value-type="date" office:date-value="2024-10-09" calcext:value-type="date">
            <text:p>10/09</text:p>
          </table:table-cell>
          <table:table-cell table:style-name="ce74" office:value-type="date" office:date-value="2024-10-10" calcext:value-type="date">
            <text:p>10/10</text:p>
          </table:table-cell>
          <table:table-cell table:style-name="ce74" office:value-type="date" office:date-value="2024-10-11" calcext:value-type="date">
            <text:p>10/11</text:p>
          </table:table-cell>
          <table:table-cell table:style-name="ce76" office:value-type="date" office:date-value="2024-10-12" calcext:value-type="date">
            <text:p>10/12</text:p>
          </table:table-cell>
          <table:table-cell table:style-name="ce76" office:value-type="date" office:date-value="2024-10-13" calcext:value-type="date">
            <text:p>10/13</text:p>
          </table:table-cell>
          <table:table-cell table:style-name="ce76" office:value-type="date" office:date-value="2024-10-14" calcext:value-type="date">
            <text:p>10/14</text:p>
          </table:table-cell>
          <table:table-cell table:style-name="ce74" office:value-type="date" office:date-value="2024-10-15" calcext:value-type="date">
            <text:p>10/15</text:p>
          </table:table-cell>
          <table:table-cell table:style-name="ce74" office:value-type="date" office:date-value="2024-10-16" calcext:value-type="date">
            <text:p>10/16</text:p>
          </table:table-cell>
          <table:table-cell table:style-name="ce74" office:value-type="date" office:date-value="2024-10-17" calcext:value-type="date">
            <text:p>10/17</text:p>
          </table:table-cell>
          <table:table-cell table:style-name="ce74" office:value-type="date" office:date-value="2024-10-18" calcext:value-type="date">
            <text:p>10/18</text:p>
          </table:table-cell>
          <table:table-cell table:style-name="ce76" office:value-type="date" office:date-value="2024-10-19" calcext:value-type="date">
            <text:p>10/19</text:p>
          </table:table-cell>
          <table:table-cell table:style-name="ce76" office:value-type="date" office:date-value="2024-10-20" calcext:value-type="date">
            <text:p>10/20</text:p>
          </table:table-cell>
          <table:table-cell table:style-name="ce76" office:value-type="date" office:date-value="2024-10-21" calcext:value-type="date">
            <text:p>10/21</text:p>
          </table:table-cell>
          <table:table-cell table:style-name="ce74" office:value-type="date" office:date-value="2024-10-22" calcext:value-type="date">
            <text:p>10/22</text:p>
          </table:table-cell>
          <table:table-cell table:style-name="ce74" office:value-type="date" office:date-value="2024-10-23" calcext:value-type="date">
            <text:p>10/23</text:p>
          </table:table-cell>
          <table:table-cell table:style-name="ce74" office:value-type="date" office:date-value="2024-10-24" calcext:value-type="date">
            <text:p>10/24</text:p>
          </table:table-cell>
          <table:table-cell table:style-name="ce74" office:value-type="date" office:date-value="2024-10-25" calcext:value-type="date">
            <text:p>10/25</text:p>
          </table:table-cell>
          <table:table-cell table:style-name="ce76" office:value-type="date" office:date-value="2024-10-26" calcext:value-type="date">
            <text:p>10/26</text:p>
          </table:table-cell>
          <table:table-cell table:style-name="ce76" office:value-type="date" office:date-value="2024-10-27" calcext:value-type="date">
            <text:p>10/27</text:p>
          </table:table-cell>
          <table:table-cell table:style-name="ce76" office:value-type="date" office:date-value="2024-10-28" calcext:value-type="date">
            <text:p>10/28</text:p>
          </table:table-cell>
          <table:table-cell table:style-name="ce74" office:value-type="date" office:date-value="2024-10-29" calcext:value-type="date">
            <text:p>10/29</text:p>
          </table:table-cell>
          <table:table-cell table:number-columns-repeated="11"/>
          <table:table-cell table:style-name="ce67" table:number-columns-repeated="16334"/>
        </table:table-row>
        <table:table-row table:style-name="ro1">
          <table:table-cell/>
          <table:table-cell table:style-name="ce35" table:number-columns-repeated="2"/>
          <table:table-cell table:style-name="ce25" table:formula="of:=WEEKDAY([.D49])" office:value-type="date" office:date-value="1900-01-02" calcext:value-type="date">
            <text:p>火</text:p>
          </table:table-cell>
          <table:table-cell table:style-name="ce25" table:formula="of:=WEEKDAY([.E49])" office:value-type="date" office:date-value="1900-01-03" calcext:value-type="date">
            <text:p>水</text:p>
          </table:table-cell>
          <table:table-cell table:style-name="ce25" table:formula="of:=WEEKDAY([.F49])" office:value-type="date" office:date-value="1900-01-04" calcext:value-type="date">
            <text:p>木</text:p>
          </table:table-cell>
          <table:table-cell table:style-name="ce25" table:formula="of:=WEEKDAY([.G49])" office:value-type="date" office:date-value="1900-01-05" calcext:value-type="date">
            <text:p>金</text:p>
          </table:table-cell>
          <table:table-cell table:style-name="ce25" table:formula="of:=WEEKDAY([.H49])" office:value-type="date" office:date-value="1900-01-06" calcext:value-type="date">
            <text:p>土</text:p>
          </table:table-cell>
          <table:table-cell table:style-name="ce25" table:formula="of:=WEEKDAY([.I49])" office:value-type="date" office:date-value="1899-12-31" calcext:value-type="date">
            <text:p>日</text:p>
          </table:table-cell>
          <table:table-cell table:style-name="ce25" table:formula="of:=WEEKDAY([.J49])" office:value-type="date" office:date-value="1900-01-01" calcext:value-type="date">
            <text:p>月</text:p>
          </table:table-cell>
          <table:table-cell table:style-name="ce25" table:formula="of:=WEEKDAY([.K49])" office:value-type="date" office:date-value="1900-01-02" calcext:value-type="date">
            <text:p>火</text:p>
          </table:table-cell>
          <table:table-cell table:style-name="ce53" table:formula="of:=WEEKDAY([.L49])" office:value-type="date" office:date-value="1900-01-03" calcext:value-type="date">
            <text:p>水</text:p>
          </table:table-cell>
          <table:table-cell table:style-name="ce53" table:formula="of:=WEEKDAY([.M49])" office:value-type="date" office:date-value="1900-01-04" calcext:value-type="date">
            <text:p>木</text:p>
          </table:table-cell>
          <table:table-cell table:style-name="ce53" table:formula="of:=WEEKDAY([.N49])" office:value-type="date" office:date-value="1900-01-05" calcext:value-type="date">
            <text:p>金</text:p>
          </table:table-cell>
          <table:table-cell table:style-name="ce77" table:formula="of:=WEEKDAY([.O49])" office:value-type="date" office:date-value="1900-01-06" calcext:value-type="date">
            <text:p>土</text:p>
          </table:table-cell>
          <table:table-cell table:style-name="ce77" table:formula="of:=WEEKDAY([.P49])" office:value-type="date" office:date-value="1899-12-31" calcext:value-type="date">
            <text:p>日</text:p>
          </table:table-cell>
          <table:table-cell table:style-name="ce77" table:formula="of:=WEEKDAY([.Q49])" office:value-type="date" office:date-value="1900-01-01" calcext:value-type="date">
            <text:p>月</text:p>
          </table:table-cell>
          <table:table-cell table:style-name="ce75" table:formula="of:=WEEKDAY([.R49])" office:value-type="date" office:date-value="1900-01-02" calcext:value-type="date">
            <text:p>火</text:p>
          </table:table-cell>
          <table:table-cell table:style-name="ce75" table:formula="of:=WEEKDAY([.S49])" office:value-type="date" office:date-value="1900-01-03" calcext:value-type="date">
            <text:p>水</text:p>
          </table:table-cell>
          <table:table-cell table:style-name="ce75" table:formula="of:=WEEKDAY([.T49])" office:value-type="date" office:date-value="1900-01-04" calcext:value-type="date">
            <text:p>木</text:p>
          </table:table-cell>
          <table:table-cell table:style-name="ce75" table:formula="of:=WEEKDAY([.U49])" office:value-type="date" office:date-value="1900-01-05" calcext:value-type="date">
            <text:p>金</text:p>
          </table:table-cell>
          <table:table-cell table:style-name="ce77" table:formula="of:=WEEKDAY([.V49])" office:value-type="date" office:date-value="1900-01-06" calcext:value-type="date">
            <text:p>土</text:p>
          </table:table-cell>
          <table:table-cell table:style-name="ce77" table:formula="of:=WEEKDAY([.W49])" office:value-type="date" office:date-value="1899-12-31" calcext:value-type="date">
            <text:p>日</text:p>
          </table:table-cell>
          <table:table-cell table:style-name="ce77" table:formula="of:=WEEKDAY([.X49])" office:value-type="date" office:date-value="1900-01-01" calcext:value-type="date">
            <text:p>月</text:p>
          </table:table-cell>
          <table:table-cell table:style-name="ce75" table:formula="of:=WEEKDAY([.Y49])" office:value-type="date" office:date-value="1900-01-02" calcext:value-type="date">
            <text:p>火</text:p>
          </table:table-cell>
          <table:table-cell table:style-name="ce75" table:formula="of:=WEEKDAY([.Z49])" office:value-type="date" office:date-value="1900-01-03" calcext:value-type="date">
            <text:p>水</text:p>
          </table:table-cell>
          <table:table-cell table:style-name="ce75" table:formula="of:=WEEKDAY([.AA49])" office:value-type="date" office:date-value="1900-01-04" calcext:value-type="date">
            <text:p>木</text:p>
          </table:table-cell>
          <table:table-cell table:style-name="ce75" table:formula="of:=WEEKDAY([.AB49])" office:value-type="date" office:date-value="1900-01-05" calcext:value-type="date">
            <text:p>金</text:p>
          </table:table-cell>
          <table:table-cell table:style-name="ce77" table:formula="of:=WEEKDAY([.AC49])" office:value-type="date" office:date-value="1900-01-06" calcext:value-type="date">
            <text:p>土</text:p>
          </table:table-cell>
          <table:table-cell table:style-name="ce77" table:formula="of:=WEEKDAY([.AD49])" office:value-type="date" office:date-value="1899-12-31" calcext:value-type="date">
            <text:p>日</text:p>
          </table:table-cell>
          <table:table-cell table:style-name="ce77" table:formula="of:=WEEKDAY([.AE49])" office:value-type="date" office:date-value="1900-01-01" calcext:value-type="date">
            <text:p>月</text:p>
          </table:table-cell>
          <table:table-cell table:style-name="ce75" table:formula="of:=WEEKDAY([.AF49])" office:value-type="date" office:date-value="1900-01-02" calcext:value-type="date">
            <text:p>火</text:p>
          </table:table-cell>
          <table:table-cell table:style-name="ce75" table:formula="of:=WEEKDAY([.AG49])" office:value-type="date" office:date-value="1900-01-03" calcext:value-type="date">
            <text:p>水</text:p>
          </table:table-cell>
          <table:table-cell table:style-name="ce75" table:formula="of:=WEEKDAY([.AH49])" office:value-type="date" office:date-value="1900-01-04" calcext:value-type="date">
            <text:p>木</text:p>
          </table:table-cell>
          <table:table-cell table:style-name="ce75" table:formula="of:=WEEKDAY([.AI49])" office:value-type="date" office:date-value="1900-01-05" calcext:value-type="date">
            <text:p>金</text:p>
          </table:table-cell>
          <table:table-cell table:style-name="ce77" table:formula="of:=WEEKDAY([.AJ49])" office:value-type="date" office:date-value="1900-01-06" calcext:value-type="date">
            <text:p>土</text:p>
          </table:table-cell>
          <table:table-cell table:style-name="ce77" table:formula="of:=WEEKDAY([.AK49])" office:value-type="date" office:date-value="1899-12-31" calcext:value-type="date">
            <text:p>日</text:p>
          </table:table-cell>
          <table:table-cell table:style-name="ce77" table:formula="of:=WEEKDAY([.AL49])" office:value-type="date" office:date-value="1900-01-01" calcext:value-type="date">
            <text:p>月</text:p>
          </table:table-cell>
          <table:table-cell table:style-name="ce75" table:formula="of:=WEEKDAY([.AM49])" office:value-type="date" office:date-value="1900-01-02" calcext:value-type="date">
            <text:p>火</text:p>
          </table:table-cell>
          <table:table-cell table:number-columns-repeated="16345"/>
        </table:table-row>
        <table:table-row table:style-name="ro1">
          <table:table-cell/>
          <table:table-cell table:style-name="ce69"/>
          <table:table-cell table:style-name="ce69" office:value-type="string" calcext:value-type="string">
            <text:p>イベント閲覧画面（参加希望機能）</text:p>
          </table:table-cell>
          <table:table-cell table:number-columns-repeated="4" table:style-name="ce26" office:value-type="string" calcext:value-type="string">
            <text:p>□</text:p>
          </table:table-cell>
          <table:table-cell table:style-name="ce26" table:number-columns-repeated="4"/>
          <table:table-cell table:style-name="ce72" table:number-columns-repeated="3"/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/>
          <table:table-cell table:number-columns-repeated="16345"/>
        </table:table-row>
        <table:table-row table:style-name="ro1" table:number-rows-repeated="2">
          <table:table-cell/>
          <table:table-cell table:style-name="ce35" table:number-columns-repeated="2"/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45"/>
        </table:table-row>
        <table:table-row table:style-name="ro1">
          <table:table-cell/>
          <table:table-cell table:style-name="ce69"/>
          <table:table-cell table:style-name="ce69" office:value-type="string" calcext:value-type="string">
            <text:p>キャラクター登録機能</text:p>
          </table:table-cell>
          <table:table-cell table:style-name="ce26" table:number-columns-repeated="6"/>
          <table:table-cell table:number-columns-repeated="2" table:style-name="ce26" office:value-type="string" calcext:value-type="string">
            <text:p>□</text:p>
          </table:table-cell>
          <table:table-cell table:number-columns-repeated="3" table:style-name="ce72" office:value-type="string" calcext:value-type="string">
            <text:p>□</text:p>
          </table:table-cell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/>
          <table:table-cell table:number-columns-repeated="16345"/>
        </table:table-row>
        <table:table-row table:style-name="ro1" table:number-rows-repeated="2">
          <table:table-cell/>
          <table:table-cell table:style-name="ce35" table:number-columns-repeated="2"/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45"/>
        </table:table-row>
        <table:table-row table:style-name="ro1">
          <table:table-cell/>
          <table:table-cell table:style-name="ce35"/>
          <table:table-cell table:style-name="ce38" office:value-type="string" calcext:value-type="string">
            <text:p>イベント検索機能</text:p>
          </table:table-cell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45"/>
        </table:table-row>
        <table:table-row table:style-name="ro1">
          <table:table-cell/>
          <table:table-cell table:style-name="ce35" table:number-columns-repeated="2"/>
          <table:table-cell table:style-name="ce26" table:number-columns-repeated="7"/>
          <table:table-cell table:style-name="ce26" office:value-type="string" calcext:value-type="string">
            <text:p>☆</text:p>
          </table:table-cell>
          <table:table-cell table:style-name="ce72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45"/>
        </table:table-row>
        <table:table-row table:style-name="ro1">
          <table:table-cell/>
          <table:table-cell table:style-name="ce35" table:number-columns-repeated="2"/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45"/>
        </table:table-row>
        <table:table-row table:style-name="ro1">
          <table:table-cell/>
          <table:table-cell table:style-name="ce69"/>
          <table:table-cell table:style-name="ce69" office:value-type="string" calcext:value-type="string">
            <text:p>シナリオとキャラクター紐づけ</text:p>
          </table:table-cell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number-columns-repeated="4" table:style-name="ce69" office:value-type="string" calcext:value-type="string">
            <text:p>□</text:p>
          </table:table-cell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/>
          <table:table-cell table:number-columns-repeated="16345"/>
        </table:table-row>
        <table:table-row table:style-name="ro1" table:number-rows-repeated="2">
          <table:table-cell/>
          <table:table-cell table:style-name="ce35" table:number-columns-repeated="2"/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45"/>
        </table:table-row>
        <table:table-row table:style-name="ro1">
          <table:table-cell/>
          <table:table-cell table:style-name="ce69"/>
          <table:table-cell table:style-name="ce69" office:value-type="string" calcext:value-type="string">
            <text:p>つぶやき機能</text:p>
          </table:table-cell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number-columns-repeated="2" table:style-name="ce69" office:value-type="string" calcext:value-type="string">
            <text:p>□</text:p>
          </table:table-cell>
          <table:table-cell table:style-name="ce69" table:number-columns-repeated="2"/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/>
          <table:table-cell table:number-columns-repeated="16345"/>
        </table:table-row>
        <table:table-row table:style-name="ro1" table:number-rows-repeated="2">
          <table:table-cell/>
          <table:table-cell table:style-name="ce35" table:number-columns-repeated="2"/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45"/>
        </table:table-row>
        <table:table-row table:style-name="ro1">
          <table:table-cell/>
          <table:table-cell table:style-name="ce69"/>
          <table:table-cell table:style-name="ce69" office:value-type="string" calcext:value-type="string">
            <text:p>バリデーションクラス実装</text:p>
          </table:table-cell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 table:number-columns-repeated="2"/>
          <table:table-cell table:number-columns-repeated="2" table:style-name="ce69" office:value-type="string" calcext:value-type="string">
            <text:p>□</text:p>
          </table:table-cell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/>
          <table:table-cell table:number-columns-repeated="16345"/>
        </table:table-row>
        <table:table-row table:style-name="ro1" table:number-rows-repeated="2">
          <table:table-cell/>
          <table:table-cell table:style-name="ce35" table:number-columns-repeated="2"/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45"/>
        </table:table-row>
        <table:table-row table:style-name="ro1">
          <table:table-cell/>
          <table:table-cell table:style-name="ce69"/>
          <table:table-cell table:style-name="ce69" office:value-type="string" calcext:value-type="string">
            <text:p>テストと予備日</text:p>
          </table:table-cell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style-name="ce69" table:number-columns-repeated="4"/>
          <table:table-cell table:style-name="ce78" table:number-columns-repeated="3"/>
          <table:table-cell table:number-columns-repeated="4" table:style-name="ce69" office:value-type="string" calcext:value-type="string">
            <text:p>□</text:p>
          </table:table-cell>
          <table:table-cell table:style-name="ce78" table:number-columns-repeated="3"/>
          <table:table-cell table:style-name="ce69"/>
          <table:table-cell table:number-columns-repeated="16345"/>
        </table:table-row>
        <table:table-row table:style-name="ro1" table:number-rows-repeated="2">
          <table:table-cell/>
          <table:table-cell table:style-name="ce35" table:number-columns-repeated="2"/>
          <table:table-cell table:style-name="ce26" table:number-columns-repeated="8"/>
          <table:table-cell table:style-name="ce72" table:number-columns-repeated="3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 table:number-columns-repeated="4"/>
          <table:table-cell table:style-name="ce78" table:number-columns-repeated="3"/>
          <table:table-cell table:style-name="ce35"/>
          <table:table-cell table:number-columns-repeated="16345"/>
        </table:table-row>
        <table:table-row table:style-name="ro1" table:number-rows-repeated="30">
          <table:table-cell table:number-columns-repeated="16384"/>
        </table:table-row>
        <table:table-row table:style-name="ro4">
          <table:table-cell/>
          <table:table-cell table:style-name="ce70" office:value-type="string" calcext:value-type="string">
            <text:p>積み残し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>
            <text:p>Eventのステータス使う？不使用？</text:p>
          </table:table-cell>
          <table:table-cell table:style-name="ce17" table:number-columns-repeated="2"/>
          <table:table-cell office:value-type="string" calcext:value-type="string">
            <text:p>→使う。完了になったらヒストリーに抽出される</text:p>
          </table:table-cell>
          <table:table-cell table:number-columns-repeated="16379"/>
        </table:table-row>
        <table:table-row table:style-name="ro1">
          <table:table-cell/>
          <table:table-cell table:style-name="ce17" office:value-type="string" calcext:value-type="string">
            <text:p>仮会員登録のメールの送り先がテストのまま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>
            <text:p>日付系の入力値はカーソルオフで自動フォーマットするようにしたい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>
            <text:p>募集期間など、日付系のバリデーションロジック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>
            <text:p>キャラクター削除機能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>
            <text:p>主催者用、イベント削除、イベント編集機能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table-cell/>
          <table:table-cell table:style-name="ce19" office:value-type="string" calcext:value-type="string">
            <text:p>イベント参加申請後に戻るボタンを押すとエラー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>
            <text:p>二重送信防止機能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table-cell/>
          <table:table-cell table:style-name="ce19" office:value-type="string" calcext:value-type="string">
            <text:p>参加申請をすると、検索一覧も増える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3" office:value-type="date" office:date-value="2024-09-18" calcext:value-type="date">
            <text:p>9月18日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イベント登録実装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3" office:value-type="date" office:date-value="2024-09-19" calcext:value-type="date">
            <text:p>9月19日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ポータルのプロフィールを編集するためのダイアログ表示を整え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プロフィール画像の変更を実装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アップロードファイルサイズの制限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3" office:value-type="date" office:date-value="2024-09-20" calcext:value-type="date">
            <text:p>9月20日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プロフィール本文を更新する処理を実装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画像ファイルをbase64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イベント取得処理を実装中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3" office:value-type="date" office:date-value="2024-09-24" calcext:value-type="date">
            <text:p>9月24日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自身に関わるイベント情報をポータルに表示させ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ポータルのイベント情報クリックで詳細ページへ遷移は未実装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3" office:value-type="date" office:date-value="2024-09-25" calcext:value-type="date">
            <text:p>9月25日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キャラクター登録画面を実装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画像アップロードに手こずり進捗５０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3" office:value-type="date" office:date-value="2024-09-26" calcext:value-type="date">
            <text:p>9月26日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キャラクター登録画面を実装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ポータルの画像を自動で縮小させる処理を実装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3" office:value-type="date" office:date-value="2024-09-27" calcext:value-type="date">
            <text:p>9月27日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portalからイベント詳細画面への遷移を実現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参加者一覧取得処理を実装</text:p>
          </table:table-cell>
          <table:table-cell/>
          <table:table-cell office:value-type="string" calcext:value-type="string">
            <text:p>この辺の挙動を設計が甘いので詰める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→参加可能かどうかの判定処理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→参加承認ボタンの実装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9" office:value-type="date" office:date-value="2024-09-30" calcext:value-type="date">
            <text:p>9月30日</text:p>
          </table:table-cell>
          <table:table-cell table:style-name="ce40" table:number-columns-repeated="10"/>
          <table:table-cell table:number-columns-repeated="16371"/>
        </table:table-row>
        <table:table-row table:style-name="ro1">
          <table:table-cell table:number-columns-repeated="2"/>
          <table:table-cell table:style-name="ce40" office:value-type="string" calcext:value-type="string">
            <text:p>参加表明可能かどうかを判定する処理を実装</text:p>
          </table:table-cell>
          <table:table-cell table:style-name="ce40" table:number-columns-repeated="10"/>
          <table:table-cell table:number-columns-repeated="16371"/>
        </table:table-row>
        <table:table-row table:style-name="ro1">
          <table:table-cell table:number-columns-repeated="2"/>
          <table:table-cell table:style-name="ce40" office:value-type="string" calcext:value-type="string">
            <text:p>イベント一覧検索機能を実装</text:p>
          </table:table-cell>
          <table:table-cell table:style-name="ce40" table:number-columns-repeated="10"/>
          <table:table-cell table:number-columns-repeated="16371"/>
        </table:table-row>
        <table:table-row table:style-name="ro1">
          <table:table-cell table:number-columns-repeated="2"/>
          <table:table-cell table:style-name="ce40" office:value-type="string" calcext:value-type="string">
            <text:p>検索機能から、詳細画面に遷移する同線は未完成</text:p>
          </table:table-cell>
          <table:table-cell table:style-name="ce40" table:number-columns-repeated="10"/>
          <table:table-cell table:number-columns-repeated="16371"/>
        </table:table-row>
        <table:table-row table:style-name="ro1">
          <table:table-cell table:number-columns-repeated="2"/>
          <table:table-cell table:style-name="ce40" table:number-columns-repeated="11"/>
          <table:table-cell table:number-columns-repeated="16371"/>
        </table:table-row>
        <table:table-row table:style-name="ro1">
          <table:table-cell table:number-columns-repeated="2"/>
          <table:table-cell table:style-name="ce39" office:value-type="date" office:date-value="2024-10-01" calcext:value-type="date">
            <text:p>10月1日</text:p>
          </table:table-cell>
          <table:table-cell table:style-name="ce40" table:number-columns-repeated="10"/>
          <table:table-cell table:number-columns-repeated="16371"/>
        </table:table-row>
        <table:table-row table:style-name="ro1">
          <table:table-cell table:number-columns-repeated="2"/>
          <table:table-cell table:style-name="ce40" office:value-type="string" calcext:value-type="string">
            <text:p>検索機能から詳細画面へ遷移可能にした</text:p>
          </table:table-cell>
          <table:table-cell table:style-name="ce40" table:number-columns-repeated="10"/>
          <table:table-cell table:number-columns-repeated="16371"/>
        </table:table-row>
        <table:table-row table:style-name="ro1">
          <table:table-cell table:number-columns-repeated="2"/>
          <table:table-cell table:style-name="ce40" office:value-type="string" calcext:value-type="string">
            <text:p>詳細画面から、検索機能やポータルそれぞれに戻る機能を追加</text:p>
          </table:table-cell>
          <table:table-cell table:style-name="ce40" table:number-columns-repeated="10"/>
          <table:table-cell table:number-columns-repeated="16371"/>
        </table:table-row>
        <table:table-row table:style-name="ro1">
          <table:table-cell table:number-columns-repeated="2"/>
          <table:table-cell table:style-name="ce40" office:value-type="string" calcext:value-type="string">
            <text:p>ポータルのイベントリストの見た目を修正</text:p>
          </table:table-cell>
          <table:table-cell table:style-name="ce40" table:number-columns-repeated="10"/>
          <table:table-cell table:number-columns-repeated="16371"/>
        </table:table-row>
        <table:table-row table:style-name="ro1">
          <table:table-cell table:number-columns-repeated="2"/>
          <table:table-cell table:style-name="ce40" office:value-type="string" calcext:value-type="string">
            <text:p>フォロー関係の取得Dao、Dtoの実装</text:p>
          </table:table-cell>
          <table:table-cell table:style-name="ce40"/>
          <table:table-cell table:style-name="ce40" office:value-type="string" calcext:value-type="string">
            <text:p>明日は、参加表明機能を実装お願いします。</text:p>
          </table:table-cell>
          <table:table-cell table:style-name="ce40" table:number-columns-repeated="8"/>
          <table:table-cell table:number-columns-repeated="16371"/>
        </table:table-row>
        <table:table-row table:style-name="ro1">
          <table:table-cell table:number-columns-repeated="2"/>
          <table:table-cell table:style-name="ce40" table:number-columns-repeated="11"/>
          <table:table-cell table:number-columns-repeated="16371"/>
        </table:table-row>
        <table:table-row table:style-name="ro1">
          <table:table-cell table:number-columns-repeated="2"/>
          <table:table-cell table:style-name="ce39" office:value-type="date" office:date-value="2024-10-02" calcext:value-type="date">
            <text:p>10月2日</text:p>
          </table:table-cell>
          <table:table-cell table:style-name="ce40" table:number-columns-repeated="10"/>
          <table:table-cell table:number-columns-repeated="16371"/>
        </table:table-row>
        <table:table-row table:style-name="ro1">
          <table:table-cell table:number-columns-repeated="2"/>
          <table:table-cell table:style-name="ce40" office:value-type="string" calcext:value-type="string">
            <text:p>参加できるかどうかの判定処理追加</text:p>
          </table:table-cell>
          <table:table-cell table:style-name="ce40" table:number-columns-repeated="10"/>
          <table:table-cell table:number-columns-repeated="16371"/>
        </table:table-row>
        <table:table-row table:style-name="ro1">
          <table:table-cell table:number-columns-repeated="2"/>
          <table:table-cell table:style-name="ce40" office:value-type="string" calcext:value-type="string">
            <text:p>参加表明用のレコード追加</text:p>
          </table:table-cell>
          <table:table-cell table:style-name="ce40"/>
          <table:table-cell table:style-name="ce40" office:value-type="string" calcext:value-type="string">
            <text:p>明日は、参加表明後に戻るボタンでエラーになる部分の修正</text:p>
          </table:table-cell>
          <table:table-cell table:style-name="ce40" table:number-columns-repeated="8"/>
          <table:table-cell table:number-columns-repeated="16371"/>
        </table:table-row>
        <table:table-row table:style-name="ro1">
          <table:table-cell table:number-columns-repeated="2"/>
          <table:table-cell table:style-name="ce40" office:value-type="string" calcext:value-type="string">
            <text:p>ログイン処理にバグらしきものが発生する</text:p>
          </table:table-cell>
          <table:table-cell table:style-name="ce40"/>
          <table:table-cell table:style-name="ce40" office:value-type="string" calcext:value-type="string">
            <text:p>検索結果一覧取得SQLの見直し</text:p>
          </table:table-cell>
          <table:table-cell table:style-name="ce40" table:number-columns-repeated="8"/>
          <table:table-cell table:number-columns-repeated="16371"/>
        </table:table-row>
        <table:table-row table:style-name="ro1">
          <table:table-cell table:number-columns-repeated="2"/>
          <table:table-cell table:style-name="ce40" office:value-type="string" calcext:value-type="string">
            <text:p>積み残しの２エラーを解消すること</text:p>
          </table:table-cell>
          <table:table-cell table:style-name="ce40"/>
          <table:table-cell table:style-name="ce40" office:value-type="string" calcext:value-type="string">
            <text:p>主催用のイベント詳細画面の実装をお願いします</text:p>
          </table:table-cell>
          <table:table-cell table:style-name="ce40" table:number-columns-repeated="8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ce40" table:number-columns-repeated="11"/>
          <table:table-cell table:number-columns-repeated="16371"/>
        </table:table-row>
        <table:table-row table:style-name="ro1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明後日は、主催者用のイベント詳細画面の機能実装</text:p>
          </table:table-cell>
          <table:table-cell table:style-name="ce40" table:number-columns-repeated="8"/>
          <table:table-cell table:number-columns-repeated="16371"/>
        </table:table-row>
        <table:table-row table:style-name="ro1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・承認ボタン</text:p>
          </table:table-cell>
          <table:table-cell table:style-name="ce40" table:number-columns-repeated="8"/>
          <table:table-cell table:number-columns-repeated="16371"/>
        </table:table-row>
        <table:table-row table:style-name="ro1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・リリースボタン</text:p>
          </table:table-cell>
          <table:table-cell table:style-name="ce40" table:number-columns-repeated="8"/>
          <table:table-cell table:number-columns-repeated="16371"/>
        </table:table-row>
        <table:table-row table:style-name="ro1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・キャンセル処理</text:p>
          </table:table-cell>
          <table:table-cell table:style-name="ce40" table:number-columns-repeated="8"/>
          <table:table-cell table:number-columns-repeated="16371"/>
        </table:table-row>
        <table:table-row table:style-name="ro1">
          <table:table-cell table:number-columns-repeated="2"/>
          <table:table-cell table:style-name="ce40" table:number-columns-repeated="11"/>
          <table:table-cell table:number-columns-repeated="16371"/>
        </table:table-row>
        <table:table-row table:style-name="ro1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し明後日</text:p>
          </table:table-cell>
          <table:table-cell table:style-name="ce40" table:number-columns-repeated="8"/>
          <table:table-cell table:number-columns-repeated="16371"/>
        </table:table-row>
        <table:table-row table:style-name="ro1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・参加承認されたユーザーのキャラクター登録処理</text:p>
          </table:table-cell>
          <table:table-cell table:style-name="ce40" table:number-columns-repeated="8"/>
          <table:table-cell table:number-columns-repeated="16371"/>
        </table:table-row>
        <table:table-row table:style-name="ro1">
          <table:table-cell table:number-columns-repeated="2"/>
          <table:table-cell table:style-name="ce40" table:number-columns-repeated="2"/>
          <table:table-cell table:style-name="ce40" office:value-type="string" calcext:value-type="string">
            <text:p>・キャラクター変更処理</text:p>
          </table:table-cell>
          <table:table-cell table:style-name="ce40" table:number-columns-repeated="8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ce40" table:number-columns-repeated="11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3" office:value-type="date" office:date-value="2024-10-03" calcext:value-type="date">
            <text:p>10月3日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バグ二つは解消。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参加承認機能の画面を修正</text:p>
          </table:table-cell>
          <table:table-cell/>
          <table:table-cell table:style-name="ce43" office:value-type="string" calcext:value-type="string">
            <text:p>明日は、参加者一覧リストを作りこんでください。</text:p>
          </table:table-cell>
          <table:table-cell table:style-name="ce43" table:number-columns-repeated="8"/>
          <table:table-cell table:number-columns-repeated="16371"/>
        </table:table-row>
        <table:table-row table:style-name="ro1">
          <table:table-cell table:number-columns-repeated="4"/>
          <table:table-cell table:style-name="ce43" office:value-type="string" calcext:value-type="string">
            <text:p>userIdとuserNameと画像は必須です。</text:p>
          </table:table-cell>
          <table:table-cell table:style-name="ce43" table:number-columns-repeated="8"/>
          <table:table-cell table:number-columns-repeated="16371"/>
        </table:table-row>
        <table:table-row table:style-name="ro1">
          <table:table-cell table:number-columns-repeated="4"/>
          <table:table-cell table:style-name="ce43" office:value-type="string" calcext:value-type="string">
            <text:p>それを画面上で表示させる、登録ボタンで修正させる</text:p>
          </table:table-cell>
          <table:table-cell table:style-name="ce43" table:number-columns-repeated="8"/>
          <table:table-cell table:number-columns-repeated="16371"/>
        </table:table-row>
        <table:table-row table:style-name="ro1">
          <table:table-cell table:number-columns-repeated="4"/>
          <table:table-cell table:style-name="ce43" office:value-type="string" calcext:value-type="string">
            <text:p>確認画面に送る</text:p>
          </table:table-cell>
          <table:table-cell table:style-name="ce43" table:number-columns-repeated="8"/>
          <table:table-cell table:number-columns-repeated="16371"/>
        </table:table-row>
        <table:table-row table:style-name="ro1">
          <table:table-cell table:number-columns-repeated="4"/>
          <table:table-cell table:style-name="ce17" office:value-type="string" calcext:value-type="string">
            <text:p>実際の登録処理。</text:p>
          </table:table-cell>
          <table:table-cell table:style-name="ce17" table:number-columns-repeated="8"/>
          <table:table-cell table:number-columns-repeated="16371"/>
        </table:table-row>
        <table:table-row table:style-name="ro1">
          <table:table-cell table:number-columns-repeated="4"/>
          <table:table-cell table:style-name="ce17" office:value-type="string" calcext:value-type="string">
            <text:p>中止ボタンの実装。</text:p>
          </table:table-cell>
          <table:table-cell table:style-name="ce17" table:number-columns-repeated="8"/>
          <table:table-cell office:value-type="string" calcext:value-type="string">
            <text:p>積み残し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73" office:value-type="date" office:date-value="2024-10-04" calcext:value-type="date">
            <text:p>10月4日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3" office:value-type="string" calcext:value-type="string">
            <text:p>グレーの部分を実装。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3" office:value-type="string" calcext:value-type="string">
            <text:p>足りない機能がぼろぼろ出てくる。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3" office:value-type="string" calcext:value-type="string">
            <text:p>休日の間にいくらか設計を整理出来たらよい。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3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73" office:value-type="date" office:date-value="2024-10-16" calcext:value-type="date">
            <text:p>10月16日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キャラクター登録処理を実装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17" office:value-type="string" calcext:value-type="string">
            <text:p>ユーザーIdに応じたキャラクタ変更、参照</text:p>
          </table:table-cell>
          <table:table-cell office:value-type="string" calcext:value-type="string">
            <text:p>積み残し！！！</text:p>
          </table:table-cell>
          <table:table-cell table:number-columns-repeated="16380"/>
        </table:table-row>
      </table:table>
      <table:table table:name="Sheet6" table:style-name="ta1">
        <table:shapes>
          <draw:custom-shape draw:z-index="0" draw:name="シェイプ 42" draw:style-name="gr26" draw:text-style-name="P1" svg:width="3.241cm" svg:height="4.402cm" svg:x="19.555cm" svg:y="4.74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" draw:name="シェイプ 43" draw:style-name="gr27" draw:text-style-name="P1" svg:width="12.454cm" svg:height="9.07cm" svg:x="16.934cm" svg:y="11.96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name="シェイプ 44" draw:style-name="gr28" draw:text-style-name="P1" svg:width="3.496cm" svg:height="4.441cm" svg:x="23.634cm" svg:y="4.85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3" draw:name="シェイプ 45" draw:style-name="gr29" draw:text-style-name="P1" svg:width="3.641cm" svg:height="4.707cm" svg:x="27.895cm" svg:y="4.81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4" draw:name="シェイプ 46" draw:style-name="gr30" draw:text-style-name="P1" svg:width="3.277cm" svg:height="4.515cm" svg:x="15.075cm" svg:y="4.74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table:shapes>
        <table:table-column table:style-name="co1" table:number-columns-repeated="18" table:default-cell-style-name="Default"/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15"/>
          <table:table-cell office:value-type="string" calcext:value-type="string">
            <text:p>□各目的設定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マップは初期から全開示。1コマだけ脱出、地下室に続く駒がある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4*5=2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各マスにはイベント数がある</text:p>
          </table:table-cell>
          <table:table-cell table:number-columns-repeated="2"/>
          <table:table-cell office:value-type="string" calcext:value-type="string">
            <text:p>探索</text:p>
          </table:table-cell>
          <table:table-cell office:value-type="string" calcext:value-type="string">
            <text:p>そのマスを調べる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攻撃</text:p>
          </table:table-cell>
          <table:table-cell office:value-type="string" calcext:value-type="string">
            <text:p>対象物を攻撃</text:p>
          </table:table-cell>
        </table:table-row>
        <table:table-row table:style-name="ro1">
          <table:table-cell table:number-columns-repeated="16"/>
          <table:table-cell table:number-columns-repeated="2" office:value-type="string" calcext:value-type="string">
            <text:p>アイテム使用</text:p>
          </table:table-cell>
        </table:table-row>
        <table:table-row table:style-name="ro1">
          <table:table-cell table:number-columns-repeated="16"/>
          <table:table-cell table:number-columns-repeated="2" office:value-type="string" calcext:value-type="string">
            <text:p>移動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会話</text:p>
          </table:table-cell>
          <table:table-cell office:value-type="string" calcext:value-type="string">
            <text:p>対象物と会話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office:value-type="string" calcext:value-type="string">
            <text:p>プロット値</text:p>
          </table:table-cell>
          <table:table-cell office:value-type="string" calcext:value-type="string">
            <text:p>イベントが起こりやすくなる値。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各部屋ごとで判定がある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office:value-type="string" calcext:value-type="string">
            <text:p>全員協力でクリアルート→全員が目標を達成する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→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＋、－がある</text:p>
          </table:table-cell>
          <table:table-cell table:number-columns-repeated="2"/>
        </table:table-row>
        <table:table-row table:style-name="ro1" table:number-rows-repeated="16">
          <table:table-cell table:number-columns-repeated="18"/>
        </table:table-row>
        <table:table-row table:style-name="ro1">
          <table:table-cell table:number-columns-repeated="6"/>
          <table:table-cell table:style-name="ce35" office:value-type="string" calcext:value-type="string">
            <text:p>○</text:p>
          </table:table-cell>
          <table:table-cell table:style-name="ce35"/>
          <table:table-cell table:number-columns-repeated="2" table:style-name="ce35" office:value-type="string" calcext:value-type="string">
            <text:p>○</text:p>
          </table:table-cell>
          <table:table-cell table:style-name="ce35"/>
          <table:table-cell/>
          <table:table-cell table:style-name="ce35" table:number-columns-repeated="5"/>
          <table:table-cell/>
        </table:table-row>
        <table:table-row table:style-name="ro1">
          <table:table-cell table:number-columns-repeated="6"/>
          <table:table-cell table:style-name="ce35" table:number-columns-repeated="3"/>
          <table:table-cell table:style-name="ce35" office:value-type="string" calcext:value-type="string">
            <text:p>○</text:p>
          </table:table-cell>
          <table:table-cell table:style-name="ce35"/>
          <table:table-cell/>
          <table:table-cell table:style-name="ce35" table:number-columns-repeated="5"/>
          <table:table-cell/>
        </table:table-row>
        <table:table-row table:style-name="ro1">
          <table:table-cell table:number-columns-repeated="6"/>
          <table:table-cell table:style-name="ce35"/>
          <table:table-cell table:style-name="ce35" office:value-type="string" calcext:value-type="string">
            <text:p>○</text:p>
          </table:table-cell>
          <table:table-cell table:style-name="ce35"/>
          <table:table-cell table:style-name="ce35" office:value-type="string" calcext:value-type="string">
            <text:p>○</text:p>
          </table:table-cell>
          <table:table-cell table:style-name="ce35"/>
          <table:table-cell/>
          <table:table-cell table:style-name="ce35" table:number-columns-repeated="5"/>
          <table:table-cell/>
        </table:table-row>
        <table:table-row table:style-name="ro1">
          <table:table-cell table:number-columns-repeated="6"/>
          <table:table-cell table:style-name="ce35" table:number-columns-repeated="2"/>
          <table:table-cell table:style-name="ce35" office:value-type="string" calcext:value-type="string">
            <text:p>○</text:p>
          </table:table-cell>
          <table:table-cell table:style-name="ce35"/>
          <table:table-cell table:style-name="ce35" office:value-type="string" calcext:value-type="string">
            <text:p>○</text:p>
          </table:table-cell>
          <table:table-cell/>
          <table:table-cell table:style-name="ce35" table:number-columns-repeated="5"/>
          <table:table-cell/>
        </table:table-row>
        <table:table-row table:style-name="ro1">
          <table:table-cell table:number-columns-repeated="6"/>
          <table:table-cell table:style-name="ce35" office:value-type="string" calcext:value-type="string">
            <text:p>○</text:p>
          </table:table-cell>
          <table:table-cell table:style-name="ce35" table:number-columns-repeated="2"/>
          <table:table-cell table:style-name="ce35" office:value-type="string" calcext:value-type="string">
            <text:p>○</text:p>
          </table:table-cell>
          <table:table-cell table:style-name="ce35"/>
          <table:table-cell/>
          <table:table-cell table:style-name="ce35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2">
      <number:month number:style="long"/>
      <number:text>/</number:text>
      <number:day number:style="long"/>
    </number:date-style>
    <number:number-style style:name="N113">
      <number:text>AAA</number:text>
    </number:number-style>
    <number:date-style style:name="N114">
      <number:day-of-week number:calendar="gengou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draw:stroke-dash draw:name="Double_20_Dash_20__28_Rounded_29_" draw:display-name="Double Dash (Rounded)" draw:style="round" draw:dots1="1" draw:dots1-length="701%" draw:distance="399%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00/00/00</text:date>, <text:time style:data-style-name="N2" text:time-value="16:14:39.77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09:21:05.874000000</meta:creation-date>
    <dc:date>2024-10-16T16:15:23.782000000</dc:date>
    <meta:editing-duration>P2DT4H30M15S</meta:editing-duration>
    <meta:editing-cycles>139</meta:editing-cycles>
    <meta:generator>LibreOffice/24.2.3.2$Windows_X86_64 LibreOffice_project/433d9c2ded56988e8a90e6b2e771ee4e6a5ab2ba</meta:generator>
    <meta:document-statistic meta:table-count="6" meta:cell-count="789" meta:object-count="46"/>
  </office:meta>
</office:document-meta>
</file>